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5AB000002B1FD1032F3E2CA6EF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B Garamond" svg:font-family="'EB 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EB Garamond1" svg:font-family="'EB 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1.289cm" fo:margin-bottom="0.494cm" loext:contextual-spacing="false" fo:line-height="100%" fo:text-align="center" style:justify-single-word="false" fo:keep-together="auto" fo:orphans="0" fo:widows="0" fo:text-indent="0cm" style:auto-text-indent="false" fo:padding="0cm" fo:border="none" fo:keep-with-next="auto">
        <style:tab-stops>
          <style:tab-stop style:position="9.001cm" style:type="center"/>
        </style:tab-stops>
      </style:paragraph-properties>
      <style:text-properties fo:font-size="8pt" style:font-size-asian="8pt" style:font-size-complex="8pt"/>
    </style:style>
    <style:style style:name="P2" style:family="paragraph" style:parent-style-name="Standard">
      <style:paragraph-properties fo:margin-left="0cm" fo:margin-right="0cm" fo:margin-top="0.353cm" fo:margin-bottom="0cm" loext: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P3" style:family="paragraph" style:parent-style-name="Standard">
      <style:paragraph-properties fo:margin-left="0cm" fo:margin-right="0cm" fo:margin-top="0.353cm" fo:margin-bottom="1.251cm" loext:contextual-spacing="false" fo:line-height="100%" fo:text-align="justify" style:justify-single-word="false" fo:keep-together="auto" fo:orphans="0" fo:widows="0" fo:text-indent="0cm" style:auto-text-indent="false" fo:padding="0cm" fo:border="none" fo:keep-with-next="auto">
        <style:tab-stops>
          <style:tab-stop style:position="9.001cm" style:type="center"/>
        </style:tab-stops>
      </style:paragraph-properties>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P4" style:family="paragraph" style:parent-style-name="Standard">
      <style:paragraph-properties fo:margin-left="0cm" fo:margin-right="0cm" fo:margin-top="1.289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P5" style:family="paragraph" style:parent-style-name="Standard">
      <style:paragraph-properties fo:margin-left="0cm" fo:margin-right="0cm" fo:margin-top="0cm" fo:margin-bottom="0.141cm" loext:contextual-spacing="false" fo:line-height="100%" fo:text-align="start" style:justify-single-word="false" fo:keep-together="auto" fo:orphans="0" fo:widows="0" fo:text-indent="0cm" style:auto-text-indent="false" fo:padding="0cm" fo:border="none" fo:keep-with-next="auto">
        <style:tab-stops>
          <style:tab-stop style:position="9.001cm" style:type="center"/>
          <style:tab-stop style:position="18.253cm" style:type="right"/>
        </style:tab-stops>
      </style:paragraph-properties>
    </style:style>
    <style:style style:name="P6"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tab-stops>
          <style:tab-stop style:position="9.001cm" style:type="center"/>
          <style:tab-stop style:position="18.253cm" style:type="right"/>
        </style:tab-stops>
      </style:paragraph-properties>
      <style:text-properties fo:font-variant="normal" fo:text-transform="none" fo:color="#000000" style:text-line-through-style="none" style:text-line-through-type="none" style:text-position="0% 100%" style:font-name="Times New Roman" fo:font-size="38pt" fo:font-style="normal" style:text-underline-style="none" fo:font-weight="normal" style:font-name-asian="Times New Roman1" style:font-size-asian="38pt" style:font-style-asian="normal" style:font-weight-asian="normal" style:font-name-complex="Times New Roman1" style:font-size-complex="38pt"/>
    </style:style>
    <style:style style:name="P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ab-stops>
          <style:tab-stop style:position="14.503cm"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bold" style:font-name-asian="Arial2" style:font-size-asian="9pt" style:font-style-asian="normal" style:font-weight-asian="bold" style:font-name-complex="Arial2" style:font-size-complex="9pt"/>
    </style:style>
    <style:style style:name="P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officeooo:paragraph-rsid="001bb87d"/>
    </style:style>
    <style:style style:name="P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8pt" fo:font-style="italic" style:font-size-asian="8pt" style:font-style-asian="italic" style:font-size-complex="8pt"/>
    </style:style>
    <style:style style:name="P1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8pt" fo:font-style="italic" officeooo:paragraph-rsid="001d54a8" style:font-size-asian="8pt" style:font-style-asian="italic" style:font-size-complex="8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fo:font-style="italic" style:font-style-asian="italic"/>
    </style:style>
    <style:style style:name="P1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officeooo:rsid="001bb87d" officeooo:paragraph-rsid="001bb87d"/>
    </style:style>
    <style:style style:name="P13"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fo:font-size="8pt" fo:font-style="italic" officeooo:paragraph-rsid="001d54a8" style:font-size-asian="8pt" style:font-style-asian="italic" style:font-size-complex="8pt"/>
    </style:style>
    <style:style style:name="P14" style:family="paragraph" style:parent-style-name="Standard">
      <style:text-properties fo:font-size="8pt" style:font-size-asian="8pt" style:font-size-complex="8pt"/>
    </style:style>
    <style:style style:name="P15" style:family="paragraph" style:parent-style-name="Standard">
      <style:paragraph-properties fo:text-align="center" style:justify-single-word="false"/>
      <style:text-properties fo:font-size="8pt" fo:font-style="italic" style:font-size-asian="8pt" style:font-style-asian="italic" style:font-size-complex="8pt"/>
    </style:style>
    <style:style style:name="P16" style:family="paragraph" style:parent-style-name="Standard">
      <style:paragraph-properties fo:text-align="center" style:justify-single-word="false"/>
      <style:text-properties fo:font-size="8pt" fo:font-style="italic" officeooo:paragraph-rsid="001d54a8" style:font-size-asian="8pt" style:font-style-asian="italic" style:font-size-complex="8pt"/>
    </style:style>
    <style:style style:name="P17" style:family="paragraph" style:parent-style-name="Standard">
      <style:text-properties fo:font-size="10pt" style:font-size-asian="10pt" style:font-size-complex="10pt"/>
    </style:style>
    <style:style style:name="P18" style:family="paragraph" style:parent-style-name="Text_20_body">
      <style:paragraph-properties fo:margin-left="0cm" fo:margin-right="0cm" fo:line-height="100%" fo:text-indent="0.501cm" style:auto-text-indent="false"/>
      <style:text-properties fo:font-variant="normal" fo:text-transform="none" fo:color="#000000" style:text-line-through-style="none" style:text-line-through-type="none" style:font-name="Calibri1" fo:font-size="10pt" fo:font-style="normal" style:text-underline-style="none" fo:font-weight="normal" officeooo:paragraph-rsid="001f78c7" style:text-blinking="false" fo:background-color="transparent" style:font-size-asian="10pt" style:font-size-complex="10pt"/>
    </style:style>
    <style:style style:name="P19" style:family="paragraph" style:parent-style-name="Heading_20_1">
      <style:text-properties fo:font-size="10pt" style:font-size-asian="10pt" style:font-size-complex="10pt"/>
    </style:style>
    <style:style style:name="P20" style:family="paragraph" style:parent-style-name="Heading_20_1">
      <style:text-properties fo:font-size="12pt" fo:font-weight="bold" officeooo:paragraph-rsid="00226789" style:font-size-asian="12pt" style:font-weight-asian="bold" style:font-size-complex="12pt"/>
    </style:style>
    <style:style style:name="P21" style:family="paragraph" style:parent-style-name="Standard" style:list-style-name="WWNum2">
      <style:text-properties fo:font-size="8pt" style:font-size-asian="8pt" style:font-size-complex="8pt"/>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text-align="justify" style:justify-single-word="false"/>
      <style:text-properties fo:font-size="10pt" officeooo:paragraph-rsid="00226789" style:font-size-asian="10pt" style:font-size-complex="10pt"/>
    </style:style>
    <style:style style:name="P24" style:family="paragraph" style:parent-style-name="Standard">
      <style:paragraph-properties fo:line-height="115%"/>
      <style:text-properties fo:font-size="10pt" style:font-size-asian="10pt" style:font-size-complex="10pt"/>
    </style:style>
    <style:style style:name="P25" style:family="paragraph" style:parent-style-name="Standard">
      <style:paragraph-properties fo:text-align="center" style:justify-single-word="false"/>
      <style:text-properties fo:font-size="10pt" style:font-size-asian="10pt" style:font-size-complex="10pt"/>
    </style:style>
    <style:style style:name="P26" style:family="paragraph" style:parent-style-name="Standard">
      <style:text-properties fo:font-size="10pt" fo:font-weight="bold" style:font-size-asian="10pt" style:font-weight-asian="bold" style:font-size-complex="10pt"/>
    </style:style>
    <style:style style:name="P27" style:family="paragraph" style:parent-style-name="Standard">
      <style:text-properties fo:color="#000000" style:font-name="Calibri1" fo:font-size="10pt" style:font-size-asian="10pt" style:font-size-complex="10pt"/>
    </style:style>
    <style:style style:name="P28" style:family="paragraph" style:parent-style-name="Standard">
      <style:paragraph-properties fo:text-align="justify" style:justify-single-word="false"/>
      <style:text-properties style:font-name="Calibri1" fo:font-size="10pt" style:font-size-asian="10pt" style:font-size-complex="10pt"/>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officeooo:paragraph-rsid="00226789"/>
    </style:style>
    <style:style style:name="P31" style:family="paragraph" style:parent-style-name="Standard">
      <style:text-properties fo:font-size="12pt" fo:font-weight="bold" style:font-size-asian="12pt" style:font-weight-asian="bold" style:font-size-complex="12pt"/>
    </style:style>
    <style:style style:name="P32" style:family="paragraph" style:parent-style-name="Standard">
      <style:text-properties fo:font-size="12pt" fo:font-weight="bold" officeooo:paragraph-rsid="00226789" style:font-size-asian="12pt" style:font-weight-asian="bold" style:font-size-complex="12pt"/>
    </style:style>
    <style:style style:name="P33" style:family="paragraph" style:parent-style-name="Standard">
      <style:paragraph-properties fo:line-height="115%"/>
    </style:style>
    <style:style style:name="P34" style:family="paragraph" style:parent-style-name="Standard">
      <style:paragraph-properties fo:text-align="center" style:justify-single-word="false"/>
    </style:style>
    <style:style style:name="P3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0pt" fo:font-weight="bold" style:font-size-asian="10pt" style:font-weight-asian="bold" style:font-size-complex="10pt"/>
    </style:style>
    <style:style style:name="P3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37" style:family="paragraph" style:parent-style-name="Standard" style:master-page-name="First_20_Page">
      <style:paragraph-properties fo:margin-left="0cm" fo:margin-right="0cm" fo:margin-top="0cm" fo:margin-bottom="0cm" loext:contextual-spacing="false" fo:line-height="100%" fo:text-align="center" style:justify-single-word="false" fo:keep-together="auto" fo:orphans="0" fo:widows="0" fo:text-indent="0cm" style:auto-text-indent="false" style:page-number="1" fo:padding="0cm" fo:border="none" fo:keep-with-next="auto"/>
    </style:style>
    <style:style style:name="P38" style:family="paragraph" style:parent-style-name="Standard">
      <style:paragraph-properties fo:margin-left="0cm" fo:margin-right="0cm" fo:margin-top="0.353cm" fo:margin-bottom="0cm" loext:contextual-spacing="false" fo:line-height="100%" fo:text-align="center" style:justify-single-word="false" fo:keep-together="auto" fo:orphans="0" fo:widows="0" fo:text-indent="0cm" style:auto-text-indent="false" fo:padding="0cm" fo:border="none" fo:keep-with-next="auto"/>
    </style:style>
    <style:style style:name="P39" style:family="paragraph" style:parent-style-name="Standard" style:list-style-name="WWNum1">
      <style:paragraph-properties fo:margin-left="1.27cm" fo:margin-right="0cm" fo:text-indent="-0.635cm" style:auto-text-indent="false"/>
      <style:text-properties fo:font-size="10pt" style:font-size-asian="10pt" style:font-size-complex="10pt"/>
    </style:style>
    <style:style style:name="P40" style:family="paragraph" style:parent-style-name="Standard" style:list-style-name="WWNum2">
      <style:paragraph-properties fo:margin-left="0.63cm" fo:margin-right="0cm" fo:margin-top="0cm" fo:margin-bottom="0cm" loext:contextual-spacing="false" fo:line-height="100%" fo:text-align="justify" style:justify-single-word="false" fo:keep-together="auto" fo:orphans="0" fo:widows="0" fo:text-indent="-0.63cm" style:auto-text-indent="false" fo:padding="0cm" fo:border="none" fo:keep-with-next="auto"/>
      <style:text-properties fo:font-size="8pt" style:font-size-asian="8pt" style:font-size-complex="8pt"/>
    </style:style>
    <style:style style:name="P41"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0pt"/>
    </style:style>
    <style:style style:name="P42"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0pt" officeooo:paragraph-rsid="00245252"/>
    </style:style>
    <style:style style:name="P43"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0pt"/>
    </style:style>
    <style:style style:name="P44"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45252" style:text-blinking="false" fo:background-color="transparent"/>
    </style:style>
    <style:style style:name="P4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Calibri1" fo:font-size="10pt" fo:font-style="normal" style:text-underline-style="none" fo:font-weight="normal" style:text-blinking="false" fo:background-color="transparent" style:font-size-asian="10pt" style:font-size-complex="10pt"/>
    </style:style>
    <style:style style:name="P4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26789" style:text-blinking="false" fo:background-color="transparent"/>
    </style:style>
    <style:style style:name="P4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Calibri1" fo:font-size="10pt" fo:font-style="normal" style:text-underline-style="none" fo:font-weight="normal" style:text-blinking="false" fo:background-color="transparent" style:font-size-asian="10pt" style:font-size-complex="10pt"/>
    </style:style>
    <style:style style:name="P48" style:family="paragraph" style:parent-style-name="Text_20_body">
      <style:paragraph-properties fo:margin-top="0cm" fo:margin-bottom="0cm" loext:contextual-spacing="false" fo:line-height="100%" fo:text-align="justify" style:justify-single-word="false" style:writing-mode="lr-tb"/>
      <style:text-properties style:font-name="Calibri1" fo:font-size="10pt" style:font-size-asian="10pt" style:font-size-complex="10pt"/>
    </style:style>
    <style:style style:name="P49" style:family="paragraph" style:parent-style-name="Text_20_body">
      <style:paragraph-properties fo:margin-top="0cm" fo:margin-bottom="0cm" loext:contextual-spacing="false" fo:line-height="100%" fo:text-align="justify" style:justify-single-word="false" style:writing-mode="lr-tb"/>
    </style:style>
    <style:style style:name="P50" style:family="paragraph" style:parent-style-name="Text_20_body">
      <style:paragraph-properties fo:margin-top="0cm" fo:margin-bottom="0cm" loext:contextual-spacing="false" fo:line-height="100%" style:writing-mode="lr-tb"/>
      <style:text-properties officeooo:paragraph-rsid="00226789"/>
    </style:style>
    <style:style style:name="P51"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officeooo:paragraph-rsid="00226789" style:text-blinking="false" fo:background-color="transparent"/>
    </style:style>
    <style:style style:name="P52" style:family="paragraph" style:parent-style-name="Text_20_body">
      <style:paragraph-properties fo:line-height="100%"/>
      <style:text-properties style:font-name="Calibri1" fo:font-size="10pt" officeooo:paragraph-rsid="00245252"/>
    </style:style>
    <style:style style:name="T1" style:family="text">
      <style:text-properties fo:font-variant="normal" fo:text-transform="none" fo:color="#000000" style:text-line-through-style="none" style:text-line-through-type="none" style:text-position="0% 100%" style:font-name="EB Garamond" fo:font-size="8pt" fo:font-style="normal" style:text-underline-style="none" fo:font-weight="normal" style:font-name-asian="EB Garamond1" style:font-size-asian="8pt" style:font-style-asian="normal" style:font-weight-asian="normal" style:font-name-complex="EB Garamond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officeooo:rsid="001bb87d" style:font-name-asian="Times New Roman1" style:font-size-asian="11pt" style:font-style-asian="normal" style:font-weight-asian="normal" style:font-name-complex="Times New Roman1" style:font-size-complex="11pt" style:font-style-complex="normal"/>
    </style:style>
    <style:style style:name="T4"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5"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officeooo:rsid="001bb87d" style:font-name-asian="Times New Roman1" style:font-size-asian="11pt" style:font-style-asian="italic" style:font-weight-asian="normal" style:font-name-complex="Times New Roman1" style:font-size-complex="11pt"/>
    </style:style>
    <style:style style:name="T6"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officeooo:rsid="001f78c7" style:font-name-asian="Times New Roman1" style:font-size-asian="10pt" style:font-style-asian="normal" style:font-weight-asian="bold"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18685" style:font-name-asian="Times New Roman1" style:font-size-asian="10pt" style:font-style-asian="normal" style:font-weight-asian="bold"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10" style:family="text">
      <style:text-properties fo:font-variant="normal" fo:text-transform="none" fo:color="#000000" style:text-line-through-style="none" style:text-line-through-type="none" style:text-position="0% 100%" style:font-name="Calibri1" fo:font-size="10pt" fo:font-style="normal" style:text-underline-style="none" fo:font-weight="normal" style:text-blinking="false" fo:background-color="transparent" loext:char-shading-value="0" style:font-size-asian="10pt" style:font-size-complex="10pt"/>
    </style:style>
    <style:style style:name="T11" style:family="text">
      <style:text-properties fo:font-variant="normal" fo:text-transform="none" fo:color="#000000" style:text-line-through-style="none" style:text-line-through-type="none" style:text-position="0% 100%" style:font-name="Calibri1" fo:font-size="10pt" fo:font-style="normal" style:text-underline-style="none" fo:font-weight="normal" style:text-blinking="false" fo:background-color="#ffffff" loext:char-shading-value="0" style:font-size-asian="10pt" style:font-size-complex="10pt"/>
    </style:style>
    <style:style style:name="T12" style:family="text">
      <style:text-properties fo:font-variant="normal" fo:text-transform="none" fo:color="#000000" style:text-line-through-style="none" style:text-line-through-type="none" style:text-position="0% 100%" style:font-name="Calibri1" fo:font-size="10pt" fo:font-style="normal" style:text-underline-style="none" fo:font-weight="normal" officeooo:rsid="002186df" style:text-blinking="false" fo:background-color="#ffffff" loext:char-shading-value="0" style:font-size-asian="10pt" style:font-size-complex="10pt"/>
    </style:style>
    <style:style style:name="T13" style:family="text">
      <style:text-properties fo:font-variant="normal" fo:text-transform="none" fo:color="#000000" style:text-line-through-style="none" style:text-line-through-type="none" style:text-position="0% 100%" style:font-name="Calibri1" fo:font-size="10pt" fo:font-style="normal" style:text-underline-style="none" fo:font-weight="normal" style:text-blinking="false" fo:background-color="#ffffff" loext:char-shading-value="0" style:font-size-asian="10pt" style:font-weight-asian="normal" style:font-size-complex="10pt" style:font-weight-complex="normal"/>
    </style:style>
    <style:style style:name="T14" style:family="text">
      <style:text-properties fo:font-variant="normal" fo:text-transform="none" fo:color="#000000" style:text-line-through-style="none" style:text-line-through-type="none" style:text-position="0% 100%" style:font-name="Calibri1" fo:font-size="10pt" fo:font-style="normal" style:text-underline-style="none" fo:font-weight="normal" style:text-blinking="false" fo:background-color="transparent" loext:char-shading-value="0" style:font-size-asian="10pt" style:font-size-complex="10pt"/>
    </style:style>
    <style:style style:name="T15" style:family="text">
      <style:text-properties fo:font-variant="normal" fo:text-transform="none" fo:color="#000000" style:text-line-through-style="none" style:text-line-through-type="none" style:text-position="super 58%"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16" style:family="text">
      <style:text-properties fo:font-variant="normal" fo:text-transform="none" fo:color="#000000" style:text-line-through-style="none" style:text-line-through-type="none" style:text-position="super 58%" style:font-name="Times New Roman" fo:font-size="11pt" fo:font-style="italic" style:text-underline-style="none" fo:font-weight="normal" officeooo:rsid="001bb87d" style:font-name-asian="Times New Roman1" style:font-size-asian="11pt" style:font-style-asian="italic" style:font-weight-asian="normal" style:font-name-complex="Times New Roman1" style:font-size-complex="11pt"/>
    </style:style>
    <style:style style:name="T17" style:family="text">
      <style:text-properties fo:font-variant="normal" fo:text-transform="none" fo:color="#000000" style:text-line-through-style="none" style:text-line-through-type="none" style:font-name="Calibri1" fo:font-size="18pt" fo:font-style="normal" style:text-underline-style="none" fo:font-weight="normal" style:text-blinking="false" fo:background-color="transparent" loext:char-shading-value="0" style:font-size-asian="18pt" style:font-size-complex="18pt"/>
    </style:style>
    <style:style style:name="T18" style:family="text">
      <style:text-properties fo:font-variant="normal" fo:text-transform="none" fo:color="#000000" style:text-line-through-style="none" style:text-line-through-type="none" style:font-name="Calibri1" fo:font-size="10pt" fo:font-style="normal" style:text-underline-style="none" fo:font-weight="normal" style:text-blinking="false" fo:background-color="transparent" loext:char-shading-value="0" style:font-size-asian="10pt" style:font-size-complex="10pt"/>
    </style:style>
    <style:style style:name="T19" style:family="text">
      <style:text-properties fo:font-variant="normal" fo:text-transform="none" fo:color="#000000" style:text-line-through-style="none" style:text-line-through-type="none" fo:font-style="normal" style:text-underline-style="none" fo:font-weight="normal" officeooo:rsid="00226789" style:text-blinking="false" fo:background-color="transparent" loext:char-shading-value="0" style:font-weight-asian="bold"/>
    </style:style>
    <style:style style:name="T20" style:family="text">
      <style:text-properties fo:font-variant="normal" fo:text-transform="none" fo:color="#000000" style:text-line-through-style="none" style:text-line-through-type="none" fo:font-style="normal" style:text-underline-style="none" fo:font-weight="normal" officeooo:rsid="00226789" style:text-blinking="false" fo:background-color="transparent" loext:char-shading-value="0" style:font-size-asian="10pt" style:font-weight-asian="bold" style:font-size-complex="10pt"/>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asian="10pt" style:font-size-complex="10pt"/>
    </style:style>
    <style:style style:name="T22" style:family="text">
      <style:text-properties fo:font-variant="normal" fo:text-transform="none" fo:color="#000000" style:text-line-through-style="none" style:text-line-through-type="none" fo:font-style="normal" style:text-underline-style="none" fo:font-weight="normal" officeooo:rsid="00245252" style:text-blinking="false" fo:background-color="transparent" loext:char-shading-value="0" style:font-size-asian="10pt" style:font-size-complex="10pt"/>
    </style:style>
    <style:style style:name="T23"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4"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5" style:family="text">
      <style:text-properties fo:font-variant="normal" fo:text-transform="none" fo:color="#000000" style:text-line-through-style="none" style:text-line-through-type="none" style:font-name="Times New Roman" fo:font-size="10pt" fo:font-style="normal" style:text-underline-style="none" fo:font-weight="bold" style:text-blinking="false" fo:background-color="transparent" loext:char-shading-value="0" style:font-size-asian="10pt" style:font-size-complex="10pt"/>
    </style:style>
    <style:style style:name="T26" style:family="text">
      <style:text-properties fo:font-variant="normal" fo:text-transform="none" fo:color="#000000" style:text-line-through-style="none" style:text-line-through-type="none" style:font-name="Times New Roman" fo:font-size="10pt" fo:font-style="normal" style:text-underline-style="none" fo:font-weight="bold" officeooo:rsid="00226789" style:text-blinking="false" fo:background-color="transparent" loext:char-shading-value="0" style:font-size-asian="10pt" style:font-weight-asian="bold" style:font-size-complex="10pt"/>
    </style:style>
    <style:style style:name="T27" style:family="text">
      <style:text-properties fo:font-variant="normal" fo:text-transform="none" fo:color="#000000" style:text-line-through-style="none" style:text-line-through-type="none" style:font-name="Times New Roman" fo:font-size="10pt" fo:font-style="normal" style:text-underline-style="none" officeooo:rsid="00226789" style:text-blinking="false" fo:background-color="transparent" loext:char-shading-value="0" style:font-size-asian="10pt" style:font-size-complex="10pt"/>
    </style:style>
    <style:style style:name="T28" style:family="text">
      <style:text-properties fo:font-variant="normal" fo:text-transform="none" fo:color="#000000" style:text-line-through-style="none" style:text-line-through-type="none" style:font-name="Calibri1" fo:font-size="10pt" fo:font-style="normal" style:text-underline-style="none" fo:font-weight="normal" style:text-blinking="false" fo:background-color="#ffffff" loext:char-shading-value="0" style:font-size-asian="10pt" style:font-size-complex="10pt"/>
    </style:style>
    <style:style style:name="T29" style:family="text">
      <style:text-properties fo:font-variant="normal" fo:text-transform="none" fo:color="#000000" style:text-line-through-style="none" style:text-line-through-type="none" style:font-name="Calibri1" fo:font-size="10pt" fo:font-style="normal" style:text-underline-style="none" fo:font-weight="normal" officeooo:rsid="00218685" style:text-blinking="false" fo:background-color="#ffffff" loext:char-shading-value="0" style:font-size-asian="10pt" style:font-size-complex="10pt"/>
    </style:style>
    <style:style style:name="T30" style:family="text">
      <style:text-properties fo:font-variant="normal" fo:text-transform="none" fo:color="#000000" style:text-line-through-style="none" style:text-line-through-type="none" style:font-name="Calibri1" fo:font-size="10pt" fo:font-style="normal" style:text-underline-style="none" fo:font-weight="normal" officeooo:rsid="002186df" style:text-blinking="false" fo:background-color="#ffffff" loext:char-shading-value="0" style:font-size-asian="10pt" style:font-size-complex="10pt"/>
    </style:style>
    <style:style style:name="T31" style:family="text">
      <style:text-properties fo:font-variant="normal" fo:text-transform="none" fo:color="#000000" style:text-line-through-style="none" style:text-line-through-type="none" style:font-name="Calibri1" fo:font-size="10pt" fo:font-style="normal" style:text-underline-style="none" fo:font-weight="normal" style:text-blinking="false" fo:background-color="#ffffff" loext:char-shading-value="0" style:font-size-asian="10pt" style:font-weight-asian="normal" style:font-size-complex="10pt" style:font-weight-complex="normal"/>
    </style:style>
    <style:style style:name="T32" style:family="text">
      <style:text-properties fo:font-variant="normal" fo:text-transform="none" fo:color="#000000" style:text-line-through-style="none" style:text-line-through-type="none" style:font-name="Calibri1" fo:font-size="10pt" fo:font-style="normal" style:text-underline-style="none" fo:font-weight="normal" style:text-blinking="false" fo:background-color="transparent" loext:char-shading-value="0" style:font-size-asian="10pt" style:font-size-complex="10pt"/>
    </style:style>
    <style:style style:name="T33" style:family="text">
      <style:text-properties fo:font-variant="normal" fo:text-transform="none" fo:color="#000000" style:text-line-through-style="none" style:text-line-through-type="none" style:font-name="Calibri1" fo:font-size="10pt" fo:font-style="normal" style:text-underline-style="none" style:text-blinking="false" fo:background-color="#ffffff" loext:char-shading-value="0" style:font-size-asian="10pt" style:font-size-complex="10pt"/>
    </style:style>
    <style:style style:name="T34" style:family="text">
      <style:text-properties fo:font-variant="normal" fo:text-transform="none" fo:color="#1155cc" style:text-line-through-style="none" style:text-line-through-type="none" style:font-name="Calibri1"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35" style:family="text">
      <style:text-properties fo:font-variant="normal" fo:text-transform="none" style:text-line-through-style="none" style:text-line-through-type="none" fo:font-style="normal" style:text-underline-style="none" fo:font-weight="normal" style:text-blinking="false" fo:background-color="#ffffff" loext:char-shading-value="0"/>
    </style:style>
    <style:style style:name="T36" style:family="text">
      <style:text-properties fo:font-variant="normal" fo:text-transform="none" style:text-line-through-style="none" style:text-line-through-type="none" style:text-underline-style="none" officeooo:rsid="00218685" style:text-blinking="false" fo:background-color="#ffffff" loext:char-shading-value="0"/>
    </style:style>
    <style:style style:name="T37" style:family="text">
      <style:text-properties fo:font-variant="normal" fo:text-transform="none" style:text-line-through-style="none" style:text-line-through-type="none" style:text-position="0% 100%" fo:font-style="normal" style:text-underline-style="none" fo:font-weight="normal" style:text-blinking="false" fo:background-color="#ffffff" loext:char-shading-value="0"/>
    </style:style>
    <style:style style:name="T38" style:family="text">
      <style:text-properties fo:font-size="8pt" style:font-size-asian="8pt" style:font-size-complex="8pt"/>
    </style:style>
    <style:style style:name="T39" style:family="text">
      <style:text-properties fo:font-size="18pt" style:font-size-asian="18pt" style:font-size-complex="18pt"/>
    </style:style>
    <style:style style:name="T40" style:family="text">
      <style:text-properties fo:font-size="11pt" officeooo:rsid="001bb87d" style:font-size-asian="11pt" style:font-size-complex="11pt"/>
    </style:style>
    <style:style style:name="T41" style:family="text">
      <style:text-properties style:text-position="super 58%" fo:font-size="11pt" fo:font-style="italic" style:font-size-asian="11pt" style:font-style-asian="italic" style:font-size-complex="11pt"/>
    </style:style>
    <style:style style:name="T42" style:family="text">
      <style:text-properties style:text-position="super 58%" fo:font-size="11pt" fo:font-style="italic" officeooo:rsid="001bb87d" style:font-size-asian="11pt" style:font-style-asian="italic" style:font-size-complex="11pt"/>
    </style:style>
    <style:style style:name="T43" style:family="text">
      <style:text-properties style:text-position="super 58%" fo:font-size="10pt" style:font-size-asian="10pt" style:font-size-complex="10pt"/>
    </style:style>
    <style:style style:name="T44" style:family="text">
      <style:text-properties fo:font-style="italic" fo:font-weight="bold" style:font-style-asian="italic" style:font-weight-asian="bold"/>
    </style:style>
    <style:style style:name="T45" style:family="text">
      <style:text-properties fo:font-style="italic" style:font-style-asian="italic"/>
    </style:style>
    <style:style style:name="T46" style:family="text">
      <style:text-properties fo:font-size="10pt" fo:font-weight="bold" style:font-size-asian="10pt" style:font-weight-asian="bold" style:font-size-complex="10pt"/>
    </style:style>
    <style:style style:name="T47" style:family="text">
      <style:text-properties fo:font-size="10pt" style:font-size-asian="10pt" style:font-size-complex="10pt"/>
    </style:style>
    <style:style style:name="T48" style:family="text">
      <style:text-properties fo:font-size="10pt" officeooo:rsid="00226789" style:font-size-asian="10pt" style:font-size-complex="10pt"/>
    </style:style>
    <style:style style:name="T49" style:family="text">
      <style:text-properties fo:font-size="12pt" style:font-size-asian="12pt" style:font-size-complex="12pt"/>
    </style:style>
    <style:style style:name="T50" style:family="text">
      <style:text-properties style:text-position="sub 58%" fo:font-size="10pt" style:font-size-asian="10pt" style:font-size-complex="10pt"/>
    </style:style>
    <style:style style:name="T51" style:family="text">
      <style:text-properties fo:font-weight="bold" style:font-weight-asian="bold"/>
    </style:style>
    <style:style style:name="T52" style:family="text">
      <style:text-properties fo:font-weight="bold" style:font-size-asian="10pt" style:font-weight-asian="bold" style:font-size-complex="10pt"/>
    </style:style>
    <style:style style:name="T53" style:family="text">
      <style:text-properties officeooo:rsid="001bb87d"/>
    </style:style>
    <style:style style:name="T54" style:family="text">
      <style:text-properties style:text-position="0% 100%"/>
    </style:style>
    <style:style style:name="T55" style:family="text">
      <style:text-properties style:text-position="0% 100%" fo:font-size="11pt" fo:font-style="normal" style:font-size-asian="11pt" style:font-style-asian="normal" style:font-size-complex="11pt" style:font-style-complex="normal"/>
    </style:style>
    <style:style style:name="T56" style:family="text">
      <style:text-properties style:text-position="0% 100%" style:font-name="Calibri1" fo:font-size="10pt" style:font-size-asian="10pt" style:font-size-complex="10pt"/>
    </style:style>
    <style:style style:name="T57" style:family="text">
      <style:text-properties style:text-position="0% 100%" style:font-name="Calibri1" fo:font-size="10pt" officeooo:rsid="002186df" style:font-size-asian="10pt" style:font-size-complex="10pt"/>
    </style:style>
    <style:style style:name="T58" style:family="text">
      <style:text-properties style:text-position="0% 100%" style:font-name="Calibri1" fo:font-size="10pt" officeooo:rsid="00226789" style:font-size-asian="10pt" style:font-size-complex="10pt"/>
    </style:style>
    <style:style style:name="T59" style:family="text">
      <style:text-properties officeooo:rsid="001d54a8"/>
    </style:style>
    <style:style style:name="T60" style:family="text">
      <style:text-properties officeooo:rsid="001ee4b4"/>
    </style:style>
    <style:style style:name="T61" style:family="text">
      <style:text-properties fo:color="#000000" style:font-name="Calibri1" fo:font-size="10pt" style:font-size-asian="10pt" style:font-size-complex="10pt"/>
    </style:style>
    <style:style style:name="T62" style:family="text">
      <style:text-properties style:font-name="Times New Roman" fo:font-size="10pt" style:font-size-asian="10pt" style:font-size-complex="10pt"/>
    </style:style>
    <style:style style:name="T63" style:family="text">
      <style:text-properties style:font-name="Times New Roman" fo:font-size="10pt" fo:font-weight="bold" style:font-size-asian="10pt" style:font-weight-asian="bold" style:font-size-complex="10pt"/>
    </style:style>
    <style:style style:name="T64" style:family="text">
      <style:text-properties style:font-name="Times New Roman" fo:font-size="10pt" fo:font-weight="bold" officeooo:rsid="00226789" style:font-size-asian="10pt" style:font-weight-asian="bold" style:font-size-complex="10pt"/>
    </style:style>
    <style:style style:name="T65" style:family="text">
      <style:text-properties style:font-name="Calibri1" fo:font-size="10pt" style:font-size-asian="10pt" style:font-size-complex="10pt"/>
    </style:style>
    <style:style style:name="T66" style:family="text">
      <style:text-properties style:font-name="Calibri1" fo:font-size="10pt" officeooo:rsid="002186df" style:font-size-asian="10pt" style:font-size-complex="10pt"/>
    </style:style>
    <style:style style:name="T67" style:family="text">
      <style:text-properties style:font-name="Calibri1" fo:font-size="10pt" fo:font-weight="bold" style:font-size-asian="10pt" style:font-weight-asian="bold" style:font-size-complex="10pt"/>
    </style:style>
    <style:style style:name="T68" style:family="text">
      <style:text-properties style:font-name="Calibri1" fo:font-size="10pt" fo:font-weight="bold" officeooo:rsid="00226789" style:font-size-asian="10pt" style:font-weight-asian="bold" style:font-size-complex="10pt"/>
    </style:style>
    <style:style style:name="T69" style:family="text">
      <style:text-properties officeooo:rsid="00226789"/>
    </style:style>
    <style:style style:name="T70" style:family="text">
      <style:text-properties style:font-name="Times New Roman" fo:font-size="10pt"/>
    </style:style>
    <style:style style:name="T71" style:family="text">
      <style:text-properties style:font-name="Times New Roman" fo:font-size="10pt" fo:font-style="italic" style:font-style-asian="italic"/>
    </style:style>
    <style:style style:name="T72" style:family="text">
      <style:text-properties style:font-name="Times New Roman" fo:font-size="10pt" fo:font-weight="bold" officeooo:rsid="00226789" style:font-size-asian="10pt" style:font-weight-asian="bold"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32769*" fo:start-indent="0cm" fo:end-indent="0.199cm"/>
          <style:column style:rel-width="32766*" fo:start-indent="0.199cm" fo:end-indent="0cm"/>
        </style:columns>
      </style:section-properties>
    </style:style>
    <style:style style:name="Sect2" style:family="section">
      <style:section-properties text:dont-balance-text-columns="false" style:editable="false">
        <style:columns fo:column-count="2" fo:column-gap="0.497cm">
          <style:column style:rel-width="2524*" fo:start-indent="0cm" fo:end-indent="0.249cm"/>
          <style:column style:rel-width="2525*"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docs-internal-guid-9cf56560-7fff-e813-50dc-65e7b915a967"/><text:span text:style-name="T17">Identificación de defectos en el café</text:span><text:span text:style-name="T39"> </text:span></text:p>
      <text:p text:style-name="Standard"/>
      <text:p text:style-name="P8"><text:span text:style-name="T40">Sergio Andrés Arboleda Zuluaga</text:span><text:span text:style-name="T15">a</text:span><text:span text:style-name="T4"> </text:span><text:span text:style-name="T3">Mateo Arenas Montoya</text:span><text:span text:style-name="T16">b</text:span><text:span text:style-name="T5"> </text:span><text:span text:style-name="T40">Juan Esteban Correa Silva</text:span><text:span text:style-name="T16">c</text:span><text:span text:style-name="T15"> </text:span><text:span text:style-name="T40">Daniel Giraldo Muñoz</text:span><text:span text:style-name="T42">d</text:span><text:span text:style-name="T41"> </text:span></text:p>
      <text:p text:style-name="P12"><text:span text:style-name="T55">Cristian Daniel De Jesus Ramirez Higinio</text:span><text:span text:style-name="T42">e</text:span></text:p>
      <text:p text:style-name="P15">a Facultad de Minas, Universidad Nacional de Colombia, Medellín, Colombia. <text:span text:style-name="T53">saarboledaz</text:span>@unal.edu.co</text:p>
      <text:p text:style-name="P15">b Facultad de <text:span text:style-name="T60">Ciencias</text:span>, Universidad Nacional de Colombia, Medellín, Colombia. <text:span text:style-name="T59">marenasm@unal.edu.co</text:span></text:p>
      <text:p text:style-name="P16">c Facultad de Minas, Universidad nacional de Colombia, Medellín, Colombia <text:s/><text:span text:style-name="T59">jcorreasi@unal.edu.co</text:span></text:p>
      <text:p text:style-name="P10"><text:span text:style-name="T53">d</text:span> Facultad de Minas, Universidad nacional de Colombia, Medellín, Colombia <text:s/><text:span text:style-name="T59">dagiraldomu@unal.edu.co</text:span></text:p>
      <text:p text:style-name="P13"><text:span text:style-name="T53">e</text:span> Facultad de Minas, Universidad nacional de Colombia, Medellín, Colombia <text:s/><text:span text:style-name="T59">cdramirezh@unal.edu.co</text:span></text:p>
      <text:p text:style-name="P9"/>
      <text:p text:style-name="P14"/>
      <text:p text:style-name="P26"/>
      <text:section text:style-name="Sect1" text:name="TextSection">
        <text:p text:style-name="P36"><text:span text:style-name="T6">1 <text:s/></text:span><text:span text:style-name="T7">Descripción </text:span><text:span text:style-name="T8">del problema</text:span></text:p>
        <text:p text:style-name="P18"><text:bookmark text:name="docs-internal-guid-cb8249da-7fff-5a30-b4fd-f51dc84555ec"/>El café es uno de los productos de exportación y consumo interno más importantes para la economía colombiana. El proceso de producción del café comienza por la recolección, se recogen los granos y se extraen de estos el fruto del café, según la madurez de los mismos. Los granos de café tienen dos cáscaras que se remueven durante el trillado, después de esto se apartan los granos defectuosos del resto de la cosecha, esto debido a que las cualidades del producto final se ven altamente afectadas por esto. Finalmente después de esta clasificación, los granos son tostados, se muelen y se empacan dando como resultado el producto final <text:reference-mark-start text:name="ADDIN CSL_CITATION {&quot;mendeley&quot;: {&quot;previouslyFormattedCitation&quot;: &quot;[1]&quot;, &quot;formattedCitation&quot;: &quot;[1]&quot;, &quot;plainTextFormattedCitation&quot;: &quot;[1]&quot;}, &quot;properties&quot;: {&quot;noteIndex&quot;: 0}, &quot;schema&quot;: &quot;https://github.com/citation-style-language/schema/raw/master/csl-citation.json&quot;, &quot;citationItems&quot;: [{&quot;id&quot;: &quot;ITEM-1&quot;, &quot;uris&quot;: [&quot;http://www.mendeley.com/documents/?uuid=0d509f6e-7732-3814-949c-fe512838101d&quot;], &quot;itemData&quot;: {&quot;title&quot;: &quot;C\u00f3mo se procesa el caf\u00e9: de la planta a la taza&quot;, &quot;accessed&quot;: {&quot;date-parts&quot;: [[&quot;2019&quot;, &quot;6&quot;, &quot;30&quot;]]}, &quot;URL&quot;: &quot;https://www.cafescandelas.com/blog/como-se-procesa-el-cafe-de-la-planta-a-la-taza&quot;, &quot;issued&quot;: {&quot;date-parts&quot;: [[&quot;0&quot;]]}, &quot;id&quot;: &quot;ITEM-1&quot;, &quot;type&quot;: &quot;webpage&quot;}}]} RNDV0Fvk3ktlI"/><text:span text:style-name="T54">[1]</text:span><text:reference-mark-end text:name="ADDIN CSL_CITATION {&quot;mendeley&quot;: {&quot;previouslyFormattedCitation&quot;: &quot;[1]&quot;, &quot;formattedCitation&quot;: &quot;[1]&quot;, &quot;plainTextFormattedCitation&quot;: &quot;[1]&quot;}, &quot;properties&quot;: {&quot;noteIndex&quot;: 0}, &quot;schema&quot;: &quot;https://github.com/citation-style-language/schema/raw/master/csl-citation.json&quot;, &quot;citationItems&quot;: [{&quot;id&quot;: &quot;ITEM-1&quot;, &quot;uris&quot;: [&quot;http://www.mendeley.com/documents/?uuid=0d509f6e-7732-3814-949c-fe512838101d&quot;], &quot;itemData&quot;: {&quot;title&quot;: &quot;C\u00f3mo se procesa el caf\u00e9: de la planta a la taza&quot;, &quot;accessed&quot;: {&quot;date-parts&quot;: [[&quot;2019&quot;, &quot;6&quot;, &quot;30&quot;]]}, &quot;URL&quot;: &quot;https://www.cafescandelas.com/blog/como-se-procesa-el-cafe-de-la-planta-a-la-taza&quot;, &quot;issued&quot;: {&quot;date-parts&quot;: [[&quot;0&quot;]]}, &quot;id&quot;: &quot;ITEM-1&quot;, &quot;type&quot;: &quot;webpage&quot;}}]} RNDV0Fvk3ktlI"/>⁠.</text:p>
        <text:p text:style-name="P45">La etapa de clasificación se toma la mayor cantidad de tiempo y capacidad humana, además de tener un gran impacto en el producto final, es por esto que se propone implementar una solución de visión artificial que como objetivo principal tendrá el identificar y generar descriptores para los defectos que se encuentran categorizados para los granos de café<text:reference-mark-start text:name="ADDIN CSL_CITATION {&quot;mendeley&quot;: {&quot;previouslyFormattedCitation&quot;: &quot;[2]&quot;, &quot;formattedCitation&quot;: &quot;[2]&quot;, &quot;plainTextFormattedCitation&quot;: &quot;[2]&quot;}, &quot;properties&quot;: {&quot;noteIndex&quot;: 0}, &quot;schema&quot;: &quot;https://github.com/citation-style-language/schema/raw/master/csl-citation.json&quot;, &quot;citationItems&quot;: [{&quot;id&quot;: &quot;ITEM-1&quot;, &quot;uris&quot;: [&quot;http://www.mendeley.com/documents/?uuid=e858ccb5-753b-4e47-831f-119a5899a36a&quot;], &quot;itemData&quot;: {&quot;title&quot;: &quot;- 2018 u&quot;, &quot;issue&quot;: &quot;Vc&quot;, &quot;issued&quot;: {&quot;date-parts&quot;: [[&quot;2018&quot;]]}, &quot;id&quot;: &quot;ITEM-1&quot;, &quot;type&quot;: &quot;article-journal&quot;, &quot;author&quot;: [{&quot;dropping-particle&quot;: &quot;&quot;, &quot;parse-names&quot;: false, &quot;given&quot;: &quot;John&quot;, &quot;suffix&quot;: &quot;&quot;, &quot;non-dropping-particle&quot;: &quot;&quot;, &quot;family&quot;: &quot;Willian&quot;}, {&quot;dropping-particle&quot;: &quot;&quot;, &quot;parse-names&quot;: false, &quot;given&quot;: &quot;Branch&quot;, &quot;suffix&quot;: &quot;&quot;, &quot;non-dropping-particle&quot;: &quot;&quot;, &quot;family&quot;: &quot;Bedoya&quot;}, {&quot;dropping-particle&quot;: &quot;&quot;, &quot;parse-names&quot;: false, &quot;given&quot;: &quot;John&quot;, &quot;suffix&quot;: &quot;&quot;, &quot;non-dropping-particle&quot;: &quot;&quot;, &quot;family&quot;: &quot;Willian&quot;}, {&quot;dropping-particle&quot;: &quot;&quot;, &quot;parse-names&quot;: false, &quot;given&quot;: &quot;Branch&quot;, &quot;suffix&quot;: &quot;&quot;, &quot;non-dropping-particle&quot;: &quot;&quot;, &quot;family&quot;: &quot;Bedoya&quot;}, {&quot;dropping-particle&quot;: &quot;&quot;, &quot;parse-names&quot;: false, &quot;given&quot;: &quot;Investigador&quot;, &quot;suffix&quot;: &quot;&quot;, &quot;non-dropping-particle&quot;: &quot;&quot;, &quot;family&quot;: &quot;Senior&quot;}]}}]} RNDjENthF9pgT"/><text:span text:style-name="T54">[2]</text:span><text:reference-mark-end text:name="ADDIN CSL_CITATION {&quot;mendeley&quot;: {&quot;previouslyFormattedCitation&quot;: &quot;[2]&quot;, &quot;formattedCitation&quot;: &quot;[2]&quot;, &quot;plainTextFormattedCitation&quot;: &quot;[2]&quot;}, &quot;properties&quot;: {&quot;noteIndex&quot;: 0}, &quot;schema&quot;: &quot;https://github.com/citation-style-language/schema/raw/master/csl-citation.json&quot;, &quot;citationItems&quot;: [{&quot;id&quot;: &quot;ITEM-1&quot;, &quot;uris&quot;: [&quot;http://www.mendeley.com/documents/?uuid=e858ccb5-753b-4e47-831f-119a5899a36a&quot;], &quot;itemData&quot;: {&quot;title&quot;: &quot;- 2018 u&quot;, &quot;issue&quot;: &quot;Vc&quot;, &quot;issued&quot;: {&quot;date-parts&quot;: [[&quot;2018&quot;]]}, &quot;id&quot;: &quot;ITEM-1&quot;, &quot;type&quot;: &quot;article-journal&quot;, &quot;author&quot;: [{&quot;dropping-particle&quot;: &quot;&quot;, &quot;parse-names&quot;: false, &quot;given&quot;: &quot;John&quot;, &quot;suffix&quot;: &quot;&quot;, &quot;non-dropping-particle&quot;: &quot;&quot;, &quot;family&quot;: &quot;Willian&quot;}, {&quot;dropping-particle&quot;: &quot;&quot;, &quot;parse-names&quot;: false, &quot;given&quot;: &quot;Branch&quot;, &quot;suffix&quot;: &quot;&quot;, &quot;non-dropping-particle&quot;: &quot;&quot;, &quot;family&quot;: &quot;Bedoya&quot;}, {&quot;dropping-particle&quot;: &quot;&quot;, &quot;parse-names&quot;: false, &quot;given&quot;: &quot;John&quot;, &quot;suffix&quot;: &quot;&quot;, &quot;non-dropping-particle&quot;: &quot;&quot;, &quot;family&quot;: &quot;Willian&quot;}, {&quot;dropping-particle&quot;: &quot;&quot;, &quot;parse-names&quot;: false, &quot;given&quot;: &quot;Branch&quot;, &quot;suffix&quot;: &quot;&quot;, &quot;non-dropping-particle&quot;: &quot;&quot;, &quot;family&quot;: &quot;Bedoya&quot;}, {&quot;dropping-particle&quot;: &quot;&quot;, &quot;parse-names&quot;: false, &quot;given&quot;: &quot;Investigador&quot;, &quot;suffix&quot;: &quot;&quot;, &quot;non-dropping-particle&quot;: &quot;&quot;, &quot;family&quot;: &quot;Senior&quot;}]}}]} RNDjENthF9pgT"/>⁠.</text:p>
        <text:p text:style-name="P48"/>
        <text:p text:style-name="P49"><text:span text:style-name="T18">Existen 14 defectos en los granos del café categorizados por la FNC (Federación Nacional de Cafeteros), todos estos comparten la característica de que son identificables por medio de análisis visual, es decir, verificación de pigmentación, forma,etc. Reforzando así la hipótesis de una solución desde el campo de la visión artificial para la implementación en el proceso de producción de uno de los productos insignia del agro colombiano</text:span><text:reference-mark-start text:name="ADDIN CSL_CITATION {&quot;mendeley&quot;: {&quot;previouslyFormattedCitation&quot;: &quot;[3]&quot;, &quot;formattedCitation&quot;: &quot;[3]&quot;, &quot;plainTextFormattedCitation&quot;: &quot;[3]&quot;}, &quot;properties&quot;: {&quot;noteIndex&quot;: 0}, &quot;schema&quot;: &quot;https://github.com/citation-style-language/schema/raw/master/csl-citation.json&quot;, &quot;citationItems&quot;: [{&quot;id&quot;: &quot;ITEM-1&quot;, &quot;uris&quot;: [&quot;http://www.mendeley.com/documents/?uuid=81aae131-1f4b-3d8c-ab96-81333e08e382&quot;], &quot;itemData&quot;: {&quot;title&quot;: &quot;Defectos de Caf\u00e9 Verde | Caf\u00e9 de Colombia&quot;, &quot;accessed&quot;: {&quot;date-parts&quot;: [[&quot;2019&quot;, &quot;6&quot;, &quot;30&quot;]]}, &quot;URL&quot;: &quot;http://www.cafedecolombia.com/clientes/es/regulacion_nacional/exportadores/2831_calidades_de_exportacion/&quot;, &quot;issued&quot;: {&quot;date-parts&quot;: [[&quot;0&quot;]]}, &quot;id&quot;: &quot;ITEM-1&quot;, &quot;type&quot;: &quot;webpage&quot;}}]} RNDytfrYvd8Rl"/><text:span text:style-name="T10">[3]</text:span><text:reference-mark-end text:name="ADDIN CSL_CITATION {&quot;mendeley&quot;: {&quot;previouslyFormattedCitation&quot;: &quot;[3]&quot;, &quot;formattedCitation&quot;: &quot;[3]&quot;, &quot;plainTextFormattedCitation&quot;: &quot;[3]&quot;}, &quot;properties&quot;: {&quot;noteIndex&quot;: 0}, &quot;schema&quot;: &quot;https://github.com/citation-style-language/schema/raw/master/csl-citation.json&quot;, &quot;citationItems&quot;: [{&quot;id&quot;: &quot;ITEM-1&quot;, &quot;uris&quot;: [&quot;http://www.mendeley.com/documents/?uuid=81aae131-1f4b-3d8c-ab96-81333e08e382&quot;], &quot;itemData&quot;: {&quot;title&quot;: &quot;Defectos de Caf\u00e9 Verde | Caf\u00e9 de Colombia&quot;, &quot;accessed&quot;: {&quot;date-parts&quot;: [[&quot;2019&quot;, &quot;6&quot;, &quot;30&quot;]]}, &quot;URL&quot;: &quot;http://www.cafedecolombia.com/clientes/es/regulacion_nacional/exportadores/2831_calidades_de_exportacion/&quot;, &quot;issued&quot;: {&quot;date-parts&quot;: [[&quot;0&quot;]]}, &quot;id&quot;: &quot;ITEM-1&quot;, &quot;type&quot;: &quot;webpage&quot;}}]} RNDytfrYvd8Rl"/><text:span text:style-name="T34">⁠</text:span><text:span text:style-name="T18">.</text:span></text:p>
        <text:p text:style-name="P17"/>
        <text:p text:style-name="Heading_20_1"><text:span text:style-name="T47">2 <text:s/></text:span><text:bookmark text:name="docs-internal-guid-25e9cdc2-7fff-621a-95ed-d15350c5cc86"/><text:span text:style-name="T25">Estado del Arte</text:span><text:span text:style-name="T62"> </text:span></text:p>
        <text:p text:style-name="Standard"><text:s text:c="3"/><text:bookmark text:name="docs-internal-guid-2ce2220d-7fff-4734-e122-af6802c6ea03"/><text:span text:style-name="T28">En </text:span><text:reference-mark-start text:name="ADDIN CSL_CITATION {&quot;mendeley&quot;: {&quot;previouslyFormattedCitation&quot;: &quot;[4]&quot;, &quot;formattedCitation&quot;: &quot;[4]&quot;, &quot;plainTextFormattedCitation&quot;: &quot;[4]&quot;}, &quot;properties&quot;: {&quot;noteIndex&quot;: 0}, &quot;schema&quot;: &quot;https://github.com/citation-style-language/schema/raw/master/csl-citation.json&quot;, &quot;citationItems&quot;: [{&quot;id&quot;: &quot;ITEM-1&quot;, &quot;uris&quot;: [&quot;http://www.mendeley.com/documents/?uuid=6b29a7bc-30cf-4a13-b414-51704eaa10aa&quot;], &quot;itemData&quot;: {&quot;title&quot;: &quot;Identificaci\u00f3n y clasificaci\u00f3n de frutos de caf\u00e9 en tiempo real, a trav\u00e9s de la medici\u00f3n de color&quot;, &quot;issue&quot;: &quot;4&quot;, &quot;volume&quot;: &quot;61&quot;, &quot;container-title&quot;: &quot;Cenicaf\u00e9&quot;, &quot;issued&quot;: {&quot;date-parts&quot;: [[&quot;2010&quot;]]}, &quot;id&quot;: &quot;ITEM-1&quot;, &quot;type&quot;: &quot;article-journal&quot;, &quot;abstract&quot;: &quot;315 RESUMEN RAMOS G., P.J.; SANZ U., J.R.; OLIVEROS T., C.E. Identificaci\u00f3n y clasificaci\u00f3n de frutos de caf\u00e9 en tiempo real a trav\u00e9s de la medici\u00f3n de color. Cenicaf\u00e9, 61(4):315-326. 2010 Este art\u00edculo presenta un m\u00e9todo para identificar cuatro estados de maduraci\u00f3n de los frutos de caf\u00e9 y su implementaci\u00f3n en un circuito electr\u00f3nico. El m\u00e9todo se basa en la representaci\u00f3n del color Hue-Saturation-Value (HSV), particularmente en las diferencias de los estados de maduraci\u00f3n en el plano de las componentes \&quot;hue\&quot;(Matiz) y \&quot;saturation\&quot;(Saturaci\u00f3n) (hs), y un algoritmo de aprendizaje que entrega puntos de corte para limitar las \u00e1reas de los cuatro estados de maduraci\u00f3n sobre el plano hs. El algoritmo usa un proceso denominado Optimizaci\u00f3n de la Eficacia Global (OEG), para identificar las \u00e1reas que contienen el m\u00e1ximo n\u00famero de lecturas de un estado de maduraci\u00f3n, con el m\u00ednimo efecto de \u00e9stos en \u00e1reas vecinas. El sistema tiene dos funciones, una de calibraci\u00f3n que usa el algoritmo para determinar el \u00e1rea correspondiente a cada estado de maduraci\u00f3n sobre el plano hs, y otra de clasificaci\u00f3n, que tiene la capacidad de identificar y separar hasta 50 frutos/s en tiempo real. El sistema tolera variaciones en la distancia de los frutos a la lente, humedad de los frutos y cambios suaves en la potencia luminosa de la fuente de luz. La eficacia de identificaci\u00f3n var\u00eda entre 94,8% y 99,6%, lo cual hace que el dispositivo sea confiable para el control de calidad de la materia prima a procesar en el beneficio del caf\u00e9. Palabras clave: Optoelectr\u00f3nica, visi\u00f3n artificial, clasificador lineal, estados de maduraci\u00f3n. ABSTRACT This paper presents a novel method and a hardware to identify coffee fruits in four different maturation stages. This method is based in the Hue-Saturation-Value (HSV) color representation, more particularly in differences in the H-S plane and it uses a learning algorithm that gives the cutoffs that limit four different areas in the H-S plane for every maturation stage. In order to obtain the limits, the algorithm uses an optimization process, named Optimized Global Efficacy (OGE), to identify the maximum number of fruits in the right area. The hardware has two functions; a calibration function that uses the mentioned algorithm to determine the areas in the H-S plane and the classification function that has the ability to identify and separated 50 fruits per second in real time. The system tolerates variations in the distance to the target, humid envir\u2026&quot;, &quot;page&quot;: &quot;315-326&quot;, &quot;author&quot;: [{&quot;dropping-particle&quot;: &quot;&quot;, &quot;parse-names&quot;: false, &quot;given&quot;: &quot;Paula Jimena&quot;, &quot;suffix&quot;: &quot;&quot;, &quot;non-dropping-particle&quot;: &quot;&quot;, &quot;family&quot;: &quot;Ramos Giraldo&quot;}, {&quot;dropping-particle&quot;: &quot;&quot;, &quot;parse-names&quot;: false, &quot;given&quot;: &quot;Juan Rodrigo&quot;, &quot;suffix&quot;: &quot;&quot;, &quot;non-dropping-particle&quot;: &quot;&quot;, &quot;family&quot;: &quot;Sanz Uribe&quot;}, {&quot;dropping-particle&quot;: &quot;&quot;, &quot;parse-names&quot;: false, &quot;given&quot;: &quot;Carlos Eugenio&quot;, &quot;suffix&quot;: &quot;&quot;, &quot;non-dropping-particle&quot;: &quot;&quot;, &quot;family&quot;: &quot;Oliveros Tasc\u00f3n&quot;}]}}]} RNDD274jjtqZC"/><text:span text:style-name="T11">[4]</text:span><text:reference-mark-end text:name="ADDIN CSL_CITATION {&quot;mendeley&quot;: {&quot;previouslyFormattedCitation&quot;: &quot;[4]&quot;, &quot;formattedCitation&quot;: &quot;[4]&quot;, &quot;plainTextFormattedCitation&quot;: &quot;[4]&quot;}, &quot;properties&quot;: {&quot;noteIndex&quot;: 0}, &quot;schema&quot;: &quot;https://github.com/citation-style-language/schema/raw/master/csl-citation.json&quot;, &quot;citationItems&quot;: [{&quot;id&quot;: &quot;ITEM-1&quot;, &quot;uris&quot;: [&quot;http://www.mendeley.com/documents/?uuid=6b29a7bc-30cf-4a13-b414-51704eaa10aa&quot;], &quot;itemData&quot;: {&quot;title&quot;: &quot;Identificaci\u00f3n y clasificaci\u00f3n de frutos de caf\u00e9 en tiempo real, a trav\u00e9s de la medici\u00f3n de color&quot;, &quot;issue&quot;: &quot;4&quot;, &quot;volume&quot;: &quot;61&quot;, &quot;container-title&quot;: &quot;Cenicaf\u00e9&quot;, &quot;issued&quot;: {&quot;date-parts&quot;: [[&quot;2010&quot;]]}, &quot;id&quot;: &quot;ITEM-1&quot;, &quot;type&quot;: &quot;article-journal&quot;, &quot;abstract&quot;: &quot;315 RESUMEN RAMOS G., P.J.; SANZ U., J.R.; OLIVEROS T., C.E. Identificaci\u00f3n y clasificaci\u00f3n de frutos de caf\u00e9 en tiempo real a trav\u00e9s de la medici\u00f3n de color. Cenicaf\u00e9, 61(4):315-326. 2010 Este art\u00edculo presenta un m\u00e9todo para identificar cuatro estados de maduraci\u00f3n de los frutos de caf\u00e9 y su implementaci\u00f3n en un circuito electr\u00f3nico. El m\u00e9todo se basa en la representaci\u00f3n del color Hue-Saturation-Value (HSV), particularmente en las diferencias de los estados de maduraci\u00f3n en el plano de las componentes \&quot;hue\&quot;(Matiz) y \&quot;saturation\&quot;(Saturaci\u00f3n) (hs), y un algoritmo de aprendizaje que entrega puntos de corte para limitar las \u00e1reas de los cuatro estados de maduraci\u00f3n sobre el plano hs. El algoritmo usa un proceso denominado Optimizaci\u00f3n de la Eficacia Global (OEG), para identificar las \u00e1reas que contienen el m\u00e1ximo n\u00famero de lecturas de un estado de maduraci\u00f3n, con el m\u00ednimo efecto de \u00e9stos en \u00e1reas vecinas. El sistema tiene dos funciones, una de calibraci\u00f3n que usa el algoritmo para determinar el \u00e1rea correspondiente a cada estado de maduraci\u00f3n sobre el plano hs, y otra de clasificaci\u00f3n, que tiene la capacidad de identificar y separar hasta 50 frutos/s en tiempo real. El sistema tolera variaciones en la distancia de los frutos a la lente, humedad de los frutos y cambios suaves en la potencia luminosa de la fuente de luz. La eficacia de identificaci\u00f3n var\u00eda entre 94,8% y 99,6%, lo cual hace que el dispositivo sea confiable para el control de calidad de la materia prima a procesar en el beneficio del caf\u00e9. Palabras clave: Optoelectr\u00f3nica, visi\u00f3n artificial, clasificador lineal, estados de maduraci\u00f3n. ABSTRACT This paper presents a novel method and a hardware to identify coffee fruits in four different maturation stages. This method is based in the Hue-Saturation-Value (HSV) color representation, more particularly in differences in the H-S plane and it uses a learning algorithm that gives the cutoffs that limit four different areas in the H-S plane for every maturation stage. In order to obtain the limits, the algorithm uses an optimization process, named Optimized Global Efficacy (OGE), to identify the maximum number of fruits in the right area. The hardware has two functions; a calibration function that uses the mentioned algorithm to determine the areas in the H-S plane and the classification function that has the ability to identify and separated 50 fruits per second in real time. The system tolerates variations in the distance to the target, humid envir\u2026&quot;, &quot;page&quot;: &quot;315-326&quot;, &quot;author&quot;: [{&quot;dropping-particle&quot;: &quot;&quot;, &quot;parse-names&quot;: false, &quot;given&quot;: &quot;Paula Jimena&quot;, &quot;suffix&quot;: &quot;&quot;, &quot;non-dropping-particle&quot;: &quot;&quot;, &quot;family&quot;: &quot;Ramos Giraldo&quot;}, {&quot;dropping-particle&quot;: &quot;&quot;, &quot;parse-names&quot;: false, &quot;given&quot;: &quot;Juan Rodrigo&quot;, &quot;suffix&quot;: &quot;&quot;, &quot;non-dropping-particle&quot;: &quot;&quot;, &quot;family&quot;: &quot;Sanz Uribe&quot;}, {&quot;dropping-particle&quot;: &quot;&quot;, &quot;parse-names&quot;: false, &quot;given&quot;: &quot;Carlos Eugenio&quot;, &quot;suffix&quot;: &quot;&quot;, &quot;non-dropping-particle&quot;: &quot;&quot;, &quot;family&quot;: &quot;Oliveros Tasc\u00f3n&quot;}]}}]} RNDD274jjtqZC"/><text:span text:style-name="T28">⁠ </text:span><text:span text:style-name="T29">n</text:span><text:span text:style-name="T28">o se hace una clasificación de los de los defectos del café, pero se utiliza visión por computador para determinar su estado </text:span><text:span text:style-name="T18">de maduración. </text:span><text:span text:style-name="T28">Se hace usa el canal HSV, en específico los canales de saturación y matiz para identificar cada uno de los cuatro estados de maduración. Se hace un sistema con capacidad de clasificar hasta 50 frutos por segundo. Por medio de un algoritmo de clasificación y de la correlación entre el color del fruto y su estado de madurez se separan los estados de maduración en el plano de saturación del canal HSV. La eficacia de las predicciones del estado de maduración estuvo entre 94.8% y 99.6%</text:span><text:span text:style-name="T61">.</text:span></text:p>
        <text:p text:style-name="Standard"><text:span text:style-name="T61"/></text:p>
        <text:p text:style-name="P27"><text:bookmark text:name="docs-internal-guid-16e1f3d7-7fff-1c32-c651-caa1e71e4cdd"/><text:span text:style-name="T35">En </text:span><text:reference-mark-start text:name="ADDIN CSL_CITATION {&quot;mendeley&quot;: {&quot;previouslyFormattedCitation&quot;: &quot;[5]&quot;, &quot;formattedCitation&quot;: &quot;[5]&quot;, &quot;plainTextFormattedCitation&quot;: &quot;[5]&quot;}, &quot;properties&quot;: {&quot;noteIndex&quot;: 0}, &quot;schema&quot;: &quot;https://github.com/citation-style-language/schema/raw/master/csl-citation.json&quot;, &quot;citationItems&quot;: [{&quot;id&quot;: &quot;ITEM-1&quot;, &quot;uris&quot;: [&quot;http://www.mendeley.com/documents/?uuid=13e84071-5923-43c2-8328-c9b3591fb726&quot;], &quot;itemData&quot;: {&quot;title&quot;: &quot;T\u00e9cnicas de Visi\u00f3n Artificial para la Identificaci\u00f3n de Dos Defectos del Caf\u00e9 Lavado&quot;, &quot;issue&quot;: &quot;January 2019&quot;, &quot;volume&quot;: &quot;69&quot;, &quot;container-title&quot;: &quot;Cenicaf\u00e9&quot;, &quot;issued&quot;: {&quot;date-parts&quot;: [[&quot;2018&quot;]]}, &quot;id&quot;: &quot;ITEM-1&quot;, &quot;type&quot;: &quot;article-journal&quot;, &quot;abstract&quot;: &quot;Coffee classification helps to obtain better cup quality and higher prices in the market. As well as with the naked eye, clear differences among healthy, sour and immature washed coffee beans, were observed with processed digital images. When washed coffee has a very advanced sour defect, the color of its husk is darker while immature washed coffee beans have a greenish coloration. In this study, digital images of healthy and defective coffee beans were obtained under controlled lighting and background conditions. A segmenting algorithm of the grains was developed and several color spaces were studied in order to find the greatest differences among the three classes: healthy, fermented, and immature beans. The greatest dispersion was observed in the B-G plane of the RGB color representation, in which three classifiers, namely, linear, Bayesian and K-nearest neighbors (K-NN) were applied. The mean efficacies of the classifiers were 88.4%, 79.3% and 88.1%, respectively. Due to good performance and low computational cost, the linear classifier, which validation had a right identification percentage of 91.4%, was chosen. The results of this research can be used in an electronic machine to separate those defective beans.&quot;, &quot;author&quot;: [{&quot;dropping-particle&quot;: &quot;&quot;, &quot;parse-names&quot;: false, &quot;given&quot;: &quot;Juan Mateo&quot;, &quot;suffix&quot;: &quot;&quot;, &quot;non-dropping-particle&quot;: &quot;&quot;, &quot;family&quot;: &quot;Castrill\u00f3n Cuervo&quot;}, {&quot;dropping-particle&quot;: &quot;&quot;, &quot;parse-names&quot;: false, &quot;given&quot;: &quot;Juan Rodrigo&quot;, &quot;suffix&quot;: &quot;&quot;, &quot;non-dropping-particle&quot;: &quot;&quot;, &quot;family&quot;: &quot;Sanz Uribe&quot;}, {&quot;dropping-particle&quot;: &quot;&quot;, &quot;parse-names&quot;: false, &quot;given&quot;: &quot;Paula Jimena&quot;, &quot;suffix&quot;: &quot;&quot;, &quot;non-dropping-particle&quot;: &quot;&quot;, &quot;family&quot;: &quot;Ramos Giraldo&quot;}]}}]} RNDYKBM4loeR7"/><text:span text:style-name="T37">[5]</text:span><text:reference-mark-end text:name="ADDIN CSL_CITATION {&quot;mendeley&quot;: {&quot;previouslyFormattedCitation&quot;: &quot;[5]&quot;, &quot;formattedCitation&quot;: &quot;[5]&quot;, &quot;plainTextFormattedCitation&quot;: &quot;[5]&quot;}, &quot;properties&quot;: {&quot;noteIndex&quot;: 0}, &quot;schema&quot;: &quot;https://github.com/citation-style-language/schema/raw/master/csl-citation.json&quot;, &quot;citationItems&quot;: [{&quot;id&quot;: &quot;ITEM-1&quot;, &quot;uris&quot;: [&quot;http://www.mendeley.com/documents/?uuid=13e84071-5923-43c2-8328-c9b3591fb726&quot;], &quot;itemData&quot;: {&quot;title&quot;: &quot;T\u00e9cnicas de Visi\u00f3n Artificial para la Identificaci\u00f3n de Dos Defectos del Caf\u00e9 Lavado&quot;, &quot;issue&quot;: &quot;January 2019&quot;, &quot;volume&quot;: &quot;69&quot;, &quot;container-title&quot;: &quot;Cenicaf\u00e9&quot;, &quot;issued&quot;: {&quot;date-parts&quot;: [[&quot;2018&quot;]]}, &quot;id&quot;: &quot;ITEM-1&quot;, &quot;type&quot;: &quot;article-journal&quot;, &quot;abstract&quot;: &quot;Coffee classification helps to obtain better cup quality and higher prices in the market. As well as with the naked eye, clear differences among healthy, sour and immature washed coffee beans, were observed with processed digital images. When washed coffee has a very advanced sour defect, the color of its husk is darker while immature washed coffee beans have a greenish coloration. In this study, digital images of healthy and defective coffee beans were obtained under controlled lighting and background conditions. A segmenting algorithm of the grains was developed and several color spaces were studied in order to find the greatest differences among the three classes: healthy, fermented, and immature beans. The greatest dispersion was observed in the B-G plane of the RGB color representation, in which three classifiers, namely, linear, Bayesian and K-nearest neighbors (K-NN) were applied. The mean efficacies of the classifiers were 88.4%, 79.3% and 88.1%, respectively. Due to good performance and low computational cost, the linear classifier, which validation had a right identification percentage of 91.4%, was chosen. The results of this research can be used in an electronic machine to separate those defective beans.&quot;, &quot;author&quot;: [{&quot;dropping-particle&quot;: &quot;&quot;, &quot;parse-names&quot;: false, &quot;given&quot;: &quot;Juan Mateo&quot;, &quot;suffix&quot;: &quot;&quot;, &quot;non-dropping-particle&quot;: &quot;&quot;, &quot;family&quot;: &quot;Castrill\u00f3n Cuervo&quot;}, {&quot;dropping-particle&quot;: &quot;&quot;, &quot;parse-names&quot;: false, &quot;given&quot;: &quot;Juan Rodrigo&quot;, &quot;suffix&quot;: &quot;&quot;, &quot;non-dropping-particle&quot;: &quot;&quot;, &quot;family&quot;: &quot;Sanz Uribe&quot;}, {&quot;dropping-particle&quot;: &quot;&quot;, &quot;parse-names&quot;: false, &quot;given&quot;: &quot;Paula Jimena&quot;, &quot;suffix&quot;: &quot;&quot;, &quot;non-dropping-particle&quot;: &quot;&quot;, &quot;family&quot;: &quot;Ramos Giraldo&quot;}]}}]} RNDYKBM4loeR7"/><text:span text:style-name="T35">⁠ </text:span><text:span text:style-name="T36">s</text:span><text:span text:style-name="T35">e usaron varios espacios de color para la clasificación de los granos de café, el mejor espacio de color fue RGB. Se usó calcificación lineal, Bayesiano y KNN para la clasificación, de los cuales se escogió el clasificador lineal por su eficacia y bajo coste computacional. Durante el proceso de segmentación se utilizó una elipse para ajustarse a los contornos de cada grano encontrado; también se usaron máscaras para segmentar los lóbulos y las hendiduras de los granos de café, ya que entre esas zonas los cambios de color (que pueden señalar defectos) fueron más evidentes. La eficacia de los algoritmos implementados se midió como el número de predicciones acertadas sobre el número total de predicciones realizadas. Se tuvo una eficacia promedio de 93.44% para determinar granos inmaduros y de 87.31 para determinar granos sanos. </text:span></text:p>
        <text:p text:style-name="Standard"><text:bookmark text:name="docs-internal-guid-4ebc6528-7fff-65dd-cf87-0cb303324aac"/><text:span text:style-name="T28">En </text:span><text:reference-mark-start text:name="ADDIN CSL_CITATION {&quot;mendeley&quot;: {&quot;previouslyFormattedCitation&quot;: &quot;[6]&quot;, &quot;formattedCitation&quot;: &quot;[6]&quot;, &quot;plainTextFormattedCitation&quot;: &quot;[6]&quot;}, &quot;properties&quot;: {&quot;noteIndex&quot;: 0}, &quot;schema&quot;: &quot;https://github.com/citation-style-language/schema/raw/master/csl-citation.json&quot;, &quot;citationItems&quot;: [{&quot;id&quot;: &quot;ITEM-1&quot;, &quot;uris&quot;: [&quot;http://www.mendeley.com/documents/?uuid=2856de9c-81f6-42bc-9709-3265a426981c&quot;], &quot;itemData&quot;: {&quot;title&quot;: &quot;CARACTERIZACI\u00d3N DE CAF\u00c9 CEREZA EMPLEANDO T\u00c9CNICAS DE VISI\u00d3N ARTIFICIAL Zulma Liliana Sandoval Ni\u00f1o 1 y Flavio Augusto Prieto Ortiz 2 ____________________________________________________________________&quot;, &quot;issue&quot;: &quot;64&quot;, &quot;volume&quot;: &quot;60&quot;, &quot;issued&quot;: {&quot;date-parts&quot;: [[&quot;2007&quot;]]}, &quot;id&quot;: &quot;ITEM-1&quot;, &quot;type&quot;: &quot;article-journal&quot;, &quot;page&quot;: &quot;4105-4127&quot;}}]} RNDvYY7u3H5DN"/><text:span text:style-name="T12">[6]</text:span><text:reference-mark-end text:name="ADDIN CSL_CITATION {&quot;mendeley&quot;: {&quot;previouslyFormattedCitation&quot;: &quot;[6]&quot;, &quot;formattedCitation&quot;: &quot;[6]&quot;, &quot;plainTextFormattedCitation&quot;: &quot;[6]&quot;}, &quot;properties&quot;: {&quot;noteIndex&quot;: 0}, &quot;schema&quot;: &quot;https://github.com/citation-style-language/schema/raw/master/csl-citation.json&quot;, &quot;citationItems&quot;: [{&quot;id&quot;: &quot;ITEM-1&quot;, &quot;uris&quot;: [&quot;http://www.mendeley.com/documents/?uuid=2856de9c-81f6-42bc-9709-3265a426981c&quot;], &quot;itemData&quot;: {&quot;title&quot;: &quot;CARACTERIZACI\u00d3N DE CAF\u00c9 CEREZA EMPLEANDO T\u00c9CNICAS DE VISI\u00d3N ARTIFICIAL Zulma Liliana Sandoval Ni\u00f1o 1 y Flavio Augusto Prieto Ortiz 2 ____________________________________________________________________&quot;, &quot;issue&quot;: &quot;64&quot;, &quot;volume&quot;: &quot;60&quot;, &quot;issued&quot;: {&quot;date-parts&quot;: [[&quot;2007&quot;]]}, &quot;id&quot;: &quot;ITEM-1&quot;, &quot;type&quot;: &quot;article-journal&quot;, &quot;page&quot;: &quot;4105-4127&quot;}}]} RNDvYY7u3H5DN"/><text:span text:style-name="T30">⁠ </text:span><text:span text:style-name="T28">se hizo una clasificación de los granos de café en once categorías a partir de su estado de madurez. Se extrajeron de las imágenes 208 características que posteriormente fueron reducidas  nueve por medio de dos métodos de selección de características. Se usaron las técnicas de clasificación: Bayesiano, ANN, Clustering difuso, de los cuales las ANN tuvo el mejor desempeño. </text:span></text:p>
        <text:p text:style-name="Standard"><text:span text:style-name="T28"/></text:p>
        <text:p text:style-name="P29"><text:bookmark text:name="docs-internal-guid-be079f76-7fff-503f-afc9-b462b6796ddc"/><text:span text:style-name="T31">En </text:span><text:reference-mark-start text:name="ADDIN CSL_CITATION {&quot;mendeley&quot;: {&quot;previouslyFormattedCitation&quot;: &quot;[7]&quot;, &quot;formattedCitation&quot;: &quot;[7]&quot;, &quot;plainTextFormattedCitation&quot;: &quot;[7]&quot;}, &quot;properties&quot;: {&quot;noteIndex&quot;: 0}, &quot;schema&quot;: &quot;https://github.com/citation-style-language/schema/raw/master/csl-citation.json&quot;, &quot;citationItems&quot;: [{&quot;id&quot;: &quot;ITEM-1&quot;, &quot;uris&quot;: [&quot;http://www.mendeley.com/documents/?uuid=daad4a92-a627-3d56-9e6c-d3d74c4025e0&quot;], &quot;itemData&quot;: {&quot;title&quot;: &quot;Clasificaci\u00f3n de los frutos de caf\u00e9 seg\u00fan su estado de maduraci\u00f3n y detecci\u00f3n de la broca mediante t\u00e9cnicas de procesamiento de im\u00e1genes&quot;, &quot;issue&quot;: &quot;1&quot;, &quot;volume&quot;: &quot;14&quot;, &quot;ISSN&quot;: &quot;22161368&quot;, &quot;container-title&quot;: &quot;Prospectiva&quot;, &quot;issued&quot;: {&quot;date-parts&quot;: [[&quot;2016&quot;, &quot;2&quot;, &quot;26&quot;]]}, &quot;DOI&quot;: &quot;10.15665/rp.v14i1.640&quot;, &quot;id&quot;: &quot;ITEM-1&quot;, &quot;type&quot;: &quot;article-journal&quot;, &quot;author&quot;: [{&quot;dropping-particle&quot;: &quot;&quot;, &quot;parse-names&quot;: false, &quot;given&quot;: &quot;KELVIN DE JESUS&quot;, &quot;suffix&quot;: &quot;&quot;, &quot;non-dropping-particle&quot;: &quot;&quot;, &quot;family&quot;: &quot;BELE\u00d1O SAENZ&quot;}, {&quot;dropping-particle&quot;: &quot;&quot;, &quot;parse-names&quot;: false, &quot;given&quot;: &quot;Silfri Manuel&quot;, &quot;suffix&quot;: &quot;&quot;, &quot;non-dropping-particle&quot;: &quot;&quot;, &quot;family&quot;: &quot;Medina Ortiz&quot;}, {&quot;dropping-particle&quot;: &quot;&quot;, &quot;parse-names&quot;: false, &quot;given&quot;: &quot;Gabriel Enrique&quot;, &quot;suffix&quot;: &quot;&quot;, &quot;non-dropping-particle&quot;: &quot;&quot;, &quot;family&quot;: &quot;Mart\u00ednez Llano&quot;}, {&quot;dropping-particle&quot;: &quot;&quot;, &quot;parse-names&quot;: false, &quot;given&quot;: &quot;Kelvin de Jes\u00fas&quot;, &quot;suffix&quot;: &quot;&quot;, &quot;non-dropping-particle&quot;: &quot;&quot;, &quot;family&quot;: &quot;Bele\u00f1o S\u00e1enz&quot;}, {&quot;dropping-particle&quot;: &quot;&quot;, &quot;parse-names&quot;: false, &quot;given&quot;: &quot;Julie Stephany&quot;, &quot;suffix&quot;: &quot;&quot;, &quot;non-dropping-particle&quot;: &quot;&quot;, &quot;family&quot;: &quot;Berrio P\u00e9rez&quot;}], &quot;page&quot;: &quot;15&quot;}}]} RNDv677azqdYt"/><text:span text:style-name="T13">[7]</text:span><text:reference-mark-end text:name="ADDIN CSL_CITATION {&quot;mendeley&quot;: {&quot;previouslyFormattedCitation&quot;: &quot;[7]&quot;, &quot;formattedCitation&quot;: &quot;[7]&quot;, &quot;plainTextFormattedCitation&quot;: &quot;[7]&quot;}, &quot;properties&quot;: {&quot;noteIndex&quot;: 0}, &quot;schema&quot;: &quot;https://github.com/citation-style-language/schema/raw/master/csl-citation.json&quot;, &quot;citationItems&quot;: [{&quot;id&quot;: &quot;ITEM-1&quot;, &quot;uris&quot;: [&quot;http://www.mendeley.com/documents/?uuid=daad4a92-a627-3d56-9e6c-d3d74c4025e0&quot;], &quot;itemData&quot;: {&quot;title&quot;: &quot;Clasificaci\u00f3n de los frutos de caf\u00e9 seg\u00fan su estado de maduraci\u00f3n y detecci\u00f3n de la broca mediante t\u00e9cnicas de procesamiento de im\u00e1genes&quot;, &quot;issue&quot;: &quot;1&quot;, &quot;volume&quot;: &quot;14&quot;, &quot;ISSN&quot;: &quot;22161368&quot;, &quot;container-title&quot;: &quot;Prospectiva&quot;, &quot;issued&quot;: {&quot;date-parts&quot;: [[&quot;2016&quot;, &quot;2&quot;, &quot;26&quot;]]}, &quot;DOI&quot;: &quot;10.15665/rp.v14i1.640&quot;, &quot;id&quot;: &quot;ITEM-1&quot;, &quot;type&quot;: &quot;article-journal&quot;, &quot;author&quot;: [{&quot;dropping-particle&quot;: &quot;&quot;, &quot;parse-names&quot;: false, &quot;given&quot;: &quot;KELVIN DE JESUS&quot;, &quot;suffix&quot;: &quot;&quot;, &quot;non-dropping-particle&quot;: &quot;&quot;, &quot;family&quot;: &quot;BELE\u00d1O SAENZ&quot;}, {&quot;dropping-particle&quot;: &quot;&quot;, &quot;parse-names&quot;: false, &quot;given&quot;: &quot;Silfri Manuel&quot;, &quot;suffix&quot;: &quot;&quot;, &quot;non-dropping-particle&quot;: &quot;&quot;, &quot;family&quot;: &quot;Medina Ortiz&quot;}, {&quot;dropping-particle&quot;: &quot;&quot;, &quot;parse-names&quot;: false, &quot;given&quot;: &quot;Gabriel Enrique&quot;, &quot;suffix&quot;: &quot;&quot;, &quot;non-dropping-particle&quot;: &quot;&quot;, &quot;family&quot;: &quot;Mart\u00ednez Llano&quot;}, {&quot;dropping-particle&quot;: &quot;&quot;, &quot;parse-names&quot;: false, &quot;given&quot;: &quot;Kelvin de Jes\u00fas&quot;, &quot;suffix&quot;: &quot;&quot;, &quot;non-dropping-particle&quot;: &quot;&quot;, &quot;family&quot;: &quot;Bele\u00f1o S\u00e1enz&quot;}, {&quot;dropping-particle&quot;: &quot;&quot;, &quot;parse-names&quot;: false, &quot;given&quot;: &quot;Julie Stephany&quot;, &quot;suffix&quot;: &quot;&quot;, &quot;non-dropping-particle&quot;: &quot;&quot;, &quot;family&quot;: &quot;Berrio P\u00e9rez&quot;}], &quot;page&quot;: &quot;15&quot;}}]} RNDv677azqdYt"/><text:span text:style-name="T31">⁠ se desarrolló dos algoritmos de procesamiento de imágenes para la identificación del café idóneo para producción, teniendo en cuenta dos características, la primera es de acuerdo al color de este (estado de maduración) y otro para detectar la plaga de la broca. </text:span><text:bookmark text:name="docs-internal-guid-dda6f7da-7fff-5c9b-91a8-ab549385e38f"/><text:span text:style-name="T28">Las imágenes fueron tomadas en un ambiente de luz controlado, con iluminación de tipo difusa y con dos fuentes de luz de tipo fluorescente. Además se usó un fondo blanco., con el objetivo de facilitar el proceso de segmentación. Las fotografías fueron </text:span><text:soft-page-break/><text:span text:style-name="T28">tomadas a una distancia de 15cm aproximadamente, con una cámara de 5MP con una distancia focal de 3,54 mm y una apertura de 2,6.</text:span><text:span text:style-name="T33"> </text:span></text:p>
        <text:p text:style-name="P29"><text:span text:style-name="T33"/></text:p>
        <text:p text:style-name="P28"><text:bookmark text:name="docs-internal-guid-13946a05-7fff-f5a4-1452-ffa74edea5ef"/><text:span text:style-name="T23">Para separar el fruto del café con el fondo (blanco) se utilizó la técnica de segmentación llamado “método Otsu”. Este método permite hallar el umbral óptimo entre dos distribuciones gaussianas de forma automática.</text:span><text:span text:style-name="T24"> </text:span></text:p>
        <text:p text:style-name="P28"><text:span text:style-name="T24"/></text:p>
        <text:p text:style-name="P28"><text:bookmark text:name="docs-internal-guid-15168846-7fff-376d-de00-e54ba9ca38a4"/><text:span text:style-name="T23">A través de la media y la desviación estándar se puede cuantificar la información con respecto al color de los frutos. Para esto se deben utilizar los componentes de los modelos de color adecuados para dicho proceso, estos componentes son a* y b* del espacio de color L*a*b*, los cuales determinan la cantidad de color que hay en la fruta. De igual manera, los componentes  H y S del espacio HSI son las componentes que guardan el color. Por lo tanto, se calcula la media y la desviación estándar de las componentes a*, b*, H y S; obteniendo un total de ocho características.</text:span><text:span text:style-name="T24"> </text:span></text:p>
        <text:p text:style-name="P28"><text:span text:style-name="T24"/></text:p>
        <text:p text:style-name="P28"><text:bookmark text:name="docs-internal-guid-2cc370d3-7fff-712f-af3d-dbc4f2864bcb"/><text:span text:style-name="T23">Para resolver este problema se debe tener en cuenta el proceso de la adquisición de la imagen, la cámara debe encontrarse frente al ombligo del fruto del café (Este es el punto de entrada de la plaga hacia el fruto). Para segmentar la presencia del agujero que deja la broca en el café, se utilizó el método del valor umbral, con el fin de detectar las zonas oscuras en la imagen.  El umbral escogido fue de 30, ya que valores mayores pueden llevar a falsas detenciones.</text:span><text:span text:style-name="T24"> </text:span></text:p>
        <text:p text:style-name="P28"><text:span text:style-name="T24"/></text:p>
        <text:p text:style-name="P30"><text:span text:style-name="T66">En </text:span><text:reference-mark-start text:name="ADDIN CSL_CITATION {&quot;mendeley&quot;: {&quot;previouslyFormattedCitation&quot;: &quot;[8]&quot;, &quot;formattedCitation&quot;: &quot;[8]&quot;, &quot;plainTextFormattedCitation&quot;: &quot;[8]&quot;}, &quot;properties&quot;: {&quot;noteIndex&quot;: 0}, &quot;schema&quot;: &quot;https://github.com/citation-style-language/schema/raw/master/csl-citation.json&quot;, &quot;citationItems&quot;: [{&quot;id&quot;: &quot;ITEM-1&quot;, &quot;uris&quot;: [&quot;http://www.mendeley.com/documents/?uuid=c33b7458-08df-403d-aa14-08c2502bd84c&quot;], &quot;itemData&quot;: {&quot;title&quot;: &quot;Dise\u00f1o e implementaci\u00f3n de un prototipo de clasificador de caf\u00e9 cereza usando redes neuronales&quot;, &quot;container-title&quot;: &quot;Universidad de Nari\u00f1o UDENAR 2009&quot;, &quot;issued&quot;: {&quot;date-parts&quot;: [[&quot;2009&quot;]]}, &quot;id&quot;: &quot;ITEM-1&quot;, &quot;type&quot;: &quot;article-journal&quot;, &quot;author&quot;: [{&quot;dropping-particle&quot;: &quot;&quot;, &quot;parse-names&quot;: false, &quot;given&quot;: &quot;Willlian A.&quot;, &quot;suffix&quot;: &quot;&quot;, &quot;non-dropping-particle&quot;: &quot;&quot;, &quot;family&quot;: &quot;Ar\u00e9valo T.&quot;}, {&quot;dropping-particle&quot;: &quot;&quot;, &quot;parse-names&quot;: false, &quot;given&quot;: &quot;Juan&quot;, &quot;suffix&quot;: &quot;&quot;, &quot;non-dropping-particle&quot;: &quot;&quot;, &quot;family&quot;: &quot;Bravo&quot;}, {&quot;dropping-particle&quot;: &quot;&quot;, &quot;parse-names&quot;: false, &quot;given&quot;: &quot;Pablo&quot;, &quot;suffix&quot;: &quot;&quot;, &quot;non-dropping-particle&quot;: &quot;&quot;, &quot;family&quot;: &quot;Insuasty F.&quot;}, {&quot;dropping-particle&quot;: &quot;&quot;, &quot;parse-names&quot;: false, &quot;given&quot;: &quot;Dar\u00edo&quot;, &quot;suffix&quot;: &quot;&quot;, &quot;non-dropping-particle&quot;: &quot;&quot;, &quot;family&quot;: &quot;Fernando&quot;}], &quot;page&quot;: &quot;1-9&quot;}}]} RNDvl79CxwBDl"/><text:span text:style-name="T66">[8]</text:span><text:reference-mark-end text:name="ADDIN CSL_CITATION {&quot;mendeley&quot;: {&quot;previouslyFormattedCitation&quot;: &quot;[8]&quot;, &quot;formattedCitation&quot;: &quot;[8]&quot;, &quot;plainTextFormattedCitation&quot;: &quot;[8]&quot;}, &quot;properties&quot;: {&quot;noteIndex&quot;: 0}, &quot;schema&quot;: &quot;https://github.com/citation-style-language/schema/raw/master/csl-citation.json&quot;, &quot;citationItems&quot;: [{&quot;id&quot;: &quot;ITEM-1&quot;, &quot;uris&quot;: [&quot;http://www.mendeley.com/documents/?uuid=c33b7458-08df-403d-aa14-08c2502bd84c&quot;], &quot;itemData&quot;: {&quot;title&quot;: &quot;Dise\u00f1o e implementaci\u00f3n de un prototipo de clasificador de caf\u00e9 cereza usando redes neuronales&quot;, &quot;container-title&quot;: &quot;Universidad de Nari\u00f1o UDENAR 2009&quot;, &quot;issued&quot;: {&quot;date-parts&quot;: [[&quot;2009&quot;]]}, &quot;id&quot;: &quot;ITEM-1&quot;, &quot;type&quot;: &quot;article-journal&quot;, &quot;author&quot;: [{&quot;dropping-particle&quot;: &quot;&quot;, &quot;parse-names&quot;: false, &quot;given&quot;: &quot;Willlian A.&quot;, &quot;suffix&quot;: &quot;&quot;, &quot;non-dropping-particle&quot;: &quot;&quot;, &quot;family&quot;: &quot;Ar\u00e9valo T.&quot;}, {&quot;dropping-particle&quot;: &quot;&quot;, &quot;parse-names&quot;: false, &quot;given&quot;: &quot;Juan&quot;, &quot;suffix&quot;: &quot;&quot;, &quot;non-dropping-particle&quot;: &quot;&quot;, &quot;family&quot;: &quot;Bravo&quot;}, {&quot;dropping-particle&quot;: &quot;&quot;, &quot;parse-names&quot;: false, &quot;given&quot;: &quot;Pablo&quot;, &quot;suffix&quot;: &quot;&quot;, &quot;non-dropping-particle&quot;: &quot;&quot;, &quot;family&quot;: &quot;Insuasty F.&quot;}, {&quot;dropping-particle&quot;: &quot;&quot;, &quot;parse-names&quot;: false, &quot;given&quot;: &quot;Dar\u00edo&quot;, &quot;suffix&quot;: &quot;&quot;, &quot;non-dropping-particle&quot;: &quot;&quot;, &quot;family&quot;: &quot;Fernando&quot;}], &quot;page&quot;: &quot;1-9&quot;}}]} RNDvl79CxwBDl"/><text:span text:style-name="T57"> </text:span><text:bookmark text:name="docs-internal-guid-8d7d00fd-7fff-48bc-8b46-7703aeb366dd"/><text:span text:style-name="T58">s</text:span><text:span text:style-name="T10">e utiliza como elemento captador de imagen, una cámara web montada sobre una estructura adecuada de tal forma que la fotografía del grano de café fuera lo más clara posible evitando al máximo elementos como sombras, brillos y otros, dentro de entorno controlado. </text:span><text:span text:style-name="T58">H</text:span><text:span text:style-name="T10">aciendo uso de la herramienta computacional MATLAB, se logra conseguir una imagen que ofrece única y exclusivamente información sobre el color del grano de café, eliminando al máximo píxeles de la foto relacionados a fondo, brillos y sombras.</text:span><text:span text:style-name="T56"> </text:span></text:p>
        <text:p text:style-name="P30"><text:span text:style-name="T56"/></text:p>
        <text:p text:style-name="P51"><text:bookmark text:name="docs-internal-guid-5057b722-7fff-1f36-76d5-b65bcf0102dc"/><text:span text:style-name="T56">Inicialmente se trabaja con los histogramas de las capas RGB (Red, Green, Blue) de cada imagen. En base a la naturaleza de los histogramas, se aplica una estrategia de búsqueda de un patrón de clasificación basado en la detección de la intensidad predominante en cada histograma (capa R, G y B), el trabajo realizado en este punto fue asignarle un color diferente a este patrón, de acuerdo al color del grupo de fotos analizado, para posteriormente graficar todos los patrones en una sola gráfica y ver si existe algún patrón de clasificación evidente. Haciendo muchas pruebas de comparación, probando con diferentes características de los histogramas se concluyó que los dos parámetros más útiles eran la intensidad de rojo de la imagen y la intensidad total de la imagen.</text:span></text:p>
        <text:p text:style-name="P47">Los resultados obtenidos fueron de la siguiente naturaleza. (la capa B del histograma no se usa porque se detectó que no presentaba variaciones significativas entre un color y otro a diferencia de las capas R y G).</text:p>
        <text:p text:style-name="P47"/>
        <text:p text:style-name="P47"><text:span text:style-name="T69">S</text:span>e obtienen resultados de clasificación no muy bueno<text:span text:style-name="T69">s</text:span> inicialmente, teniendo errores de clasificación cercanos al 60%, lo cual no era útil; en vista de esto se opta por encontrar un parámetro de clasificación aún más evidente, y la respuesta luego de mucho experimentar e investigar fue trabajar con otro formato de imagen denominado HSV (Hue, Saturation, Value), el cual es una representación en coordenadas polares del formato RGB.</text:p>
        <text:p text:style-name="P47"/>
        <text:p text:style-name="P47">De esta forma se aplica un tratamiento de análisis similar al realizado anteriormente con la imagen en RGB, y luego de varias pruebas y análisis explotando diferentes características de estos nuevos histogramas se logra encontrar un patrón útil de clasificación usando la moda de los histogramas.</text:p>
        <text:p text:style-name="P47"/>
        <text:p text:style-name="P47">Con este último análisis se logra obtener un parámetro de clasificación eficiente, como se puede observar en el comportamiento de la moda de H, los colores rojo, amarillo y verde está bien diferenciados aunque los oscuros y pintones se siguen sobreponiendo, pero este solapamiento se convierte en un problema menor logrando separar los oscuros de los pintones en general, esto se logra utilizando el comportamiento que se observa en la moda del histograma S, donde los granos oscuros están totalmente separados del resto de granos.</text:p>
        <text:p text:style-name="P23"/>
        <text:p text:style-name="P20"><text:span text:style-name="T48">3</text:span><text:span text:style-name="T47"> <text:s/></text:span><text:span text:style-name="T27">Propuesta de solución.</text:span></text:p>
        <text:p text:style-name="P32"><text:span text:style-name="T27"/></text:p>
        <text:p text:style-name="P52"><text:bookmark text:name="docs-internal-guid-84ac94d1-7fff-b6d8-6ee4-d26de2fe2e02"/><text:span text:style-name="T20">Como se habló anteriormente la propuesta es inicialmente proponer un sistema de visión artificial por medio del cual se pueda clasificar los granos de café de manera precisa y rápida, ya que este proceso se realiza actualmente a mano por personas y a simple vista, y que además sea con el menor error posible de clasificación, el trabajo se justifica ya que las características de los defectos en cada grano de café son meramente visuales.</text:span></text:p>
        <text:p text:style-name="P52"><text:span text:style-name="T21">Estos defectos en el grano son los que nos permitirán más adelante encasillar cada grano en alguno de los 14 tipos de defectos para exportación que propone la Federación Nacional de Cafeteros que se basan específicamente en rasgos como color, la textura, algunos daños que se </text:span><text:span text:style-name="T22">aprecian</text:span><text:span text:style-name="T21"> en el grano como cortes, puntos negros o fracturas entre otros. Además de esto también se estimar</text:span><text:span text:style-name="T22">á</text:span><text:span text:style-name="T21"> el tamaño del grano gracias al montaje del cual se tomaron las imágenes.</text:span></text:p>
        <text:p text:style-name="P46"><text:soft-page-break/><text:span text:style-name="T68">4</text:span><text:span text:style-name="T67"> <text:s/></text:span><text:span text:style-name="T64">Bibliografía</text:span></text:p>
        <text:p text:style-name="P46"><text:span text:style-name="T64"/></text:p>
        <text:section text:style-name="Sect2" text:name="Section1">
          <text:p text:style-name="P42">[1]<text:tab/>“Cómo se procesa el café: de la planta a la taza.” [Online]. Available: https://www.cafescandelas.com/blog/como-se-procesa-el-cafe-de-la-planta-a-la-taza. [Accessed: 30-Jun-2019].</text:p>
          <text:p text:style-name="P42">[2]<text:tab/>J. Willian, B. Bedoya, J. Willian, B. Bedoya, and I. Senior, “- 2018 u,” no. Vc, 2018.</text:p>
          <text:p text:style-name="P42">[3]<text:tab/>“Defectos de Café Verde | Café de Colombia.” [Online]. Available: http://www.cafedecolombia.com/clientes/es/regulacion_nacional/exportadores/2831_calidades_de_exportacion/. [Accessed: 30-Jun-2019].</text:p>
          <text:p text:style-name="P42">[4]<text:tab/>P. J. Ramos Giraldo, J. R. Sanz Uribe, and C. E. Oliveros Tascón, “Identificación y clasificación de frutos de café en tiempo real, a través de la medición de color,” <text:span text:style-name="T45">Cenicafé</text:span>, vol. 61, no. 4, pp. 315–326, 2010.</text:p>
          <text:p text:style-name="P42">[5]<text:tab/>J. M. Castrillón Cuervo, J. R. Sanz Uribe, and P. J. Ramos Giraldo, “Técnicas de Visión Artificial para la Identificación de Dos Defectos del Café Lavado,” <text:span text:style-name="T45">Cenicafé</text:span>, vol. 69, no. January 2019, 2018.</text:p>
          <text:p text:style-name="P42">[6]<text:tab/>“CARACTERIZACIÓN DE CAFÉ CEREZA EMPLEANDO TÉCNICAS DE VISIÓN ARTIFICIAL Zulma Liliana Sandoval Niño 1 y Flavio Augusto Prieto Ortiz 2” vol. 60, no. 64, pp. 4105–4127, 2007.</text:p>
          <text:p text:style-name="P42">[7]<text:tab/>K. D. J. BELEÑO SAENZ, S. M. Medina Ortiz, G. E. Martínez Llano, K. de J. Beleño Sáenz, and J. S. Berrio Pérez, “Clasificación de los frutos de café según su estado de maduración y detección de la broca mediante técnicas de procesamiento de imágenes,” <text:span text:style-name="T45">Prospectiva</text:span>, vol. 14, no. 1, p. 15, Feb. 2016.</text:p>
          <text:p text:style-name="P44"><text:span text:style-name="T70">[8]<text:tab/>W. A. Arévalo T., J. Bravo, P. Insuasty F., and D. <text:tab/>Fernando, “Diseño e implementación de un prototipo <text:tab/>de clasificador de café cereza usando redes <text:tab/>neuronales,” </text:span><text:span text:style-name="T71">Univ. Nariño UDENAR 2009</text:span><text:span text:style-name="T70">, pp. 1–9, <text:tab/>2009.</text:span></text:p>
        </text:section>
        <text:p text:style-name="P46"><text:span text:style-name="T64"/></text:p>
        <text:p text:style-name="P50"><text:span text:style-name="T6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B Garamond" svg:font-family="'EB 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EB Garamond1" svg:font-family="'EB 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9pt" fo:language="en" fo:country="US" style:letter-kerning="false" style:font-name-asian="Linux Libertine G" style:font-size-asian="9pt" style:language-asian="zh" style:country-asian="CN" style:font-name-complex="Linux Libertine G"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9pt" fo:language="en" fo:country="US" style:letter-kerning="false" style:font-name-asian="Linux Libertine G" style:font-size-asian="9pt" style:language-asian="zh" style:country-asian="CN" style:font-name-complex="Linux Libertine G"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9pt" fo:font-style="normal" style:text-underline-style="none"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Heading_20_2" style:display-name="Heading 2" style:family="paragraph" style:parent-style-name="normal" style:next-style-name="Standard" style:default-outline-level="" style:class="text">
      <style:paragraph-properties fo:margin-left="1.016cm" fo:margin-right="0cm" fo:margin-top="0cm" fo:margin-bottom="0cm" loext:contextual-spacing="false" fo:line-height="100%" fo:text-align="justify" style:justify-single-word="false" fo:keep-together="auto" fo:orphans="0" fo:widows="0" fo:text-indent="-1.016cm" style:auto-text-indent="false" fo:padding="0cm"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9pt" fo:font-style="italic" style:text-underline-style="none"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9pt"/>
    </style:style>
    <style:style style:name="Heading_20_3" style:display-name="Heading 3" style:family="paragraph" style:parent-style-name="normal" style:next-style-name="Standard" style:default-outline-level="" style:class="text">
      <style:paragraph-properties fo:margin-left="1.27cm" fo:margin-right="0cm" fo:margin-top="0.353cm" fo:margin-bottom="0cm" loext:contextual-spacing="false" fo:line-height="100%" fo:text-align="justify" style:justify-single-word="false" fo:keep-together="always" fo:orphans="0" fo:widows="0" fo:text-indent="-1.27cm" style:auto-text-indent="false" fo:padding="0cm"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9pt" fo:font-style="normal" style:text-underline-style="none" fo:font-weight="normal"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style:style>
    <style:style style:name="Heading_20_4" style:display-name="Heading 4" style:family="paragraph" style:parent-style-name="normal" style:next-style-name="Standard" style:default-outline-level="" style:class="text">
      <style:paragraph-properties fo:margin-left="1.524cm" fo:margin-right="0cm" fo:margin-top="0.353cm" fo:margin-bottom="0cm" loext:contextual-spacing="false" fo:line-height="100%" fo:text-align="justify" style:justify-single-word="false" fo:keep-together="always" fo:orphans="0" fo:widows="0" fo:text-indent="-1.524cm" style:auto-text-indent="false" fo:padding="0cm" fo:border="none" fo:keep-with-next="always"/>
      <style:text-properties fo:font-variant="normal" fo:text-transform="none" fo:color="#000000" style:text-line-through-style="none" style:text-line-through-type="none" style:text-position="0% 100%" style:font-name="Cambria" fo:font-family="Cambria" style:font-family-generic="roman" style:font-pitch="variable" fo:font-size="9pt" fo:font-style="italic" style:text-underline-style="none" fo:font-weight="bold" style:font-name-asian="Cambria1" style:font-family-asian="Cambria" style:font-family-generic-asian="system" style:font-pitch-asian="variable" style:font-size-asian="9pt" style:font-style-asian="italic" style:font-weight-asian="bold" style:font-name-complex="Cambria1" style:font-family-complex="Cambria" style:font-family-generic-complex="system" style:font-pitch-complex="variable" style:font-size-complex="9pt"/>
    </style:style>
    <style:style style:name="Heading_20_5" style:display-name="Heading 5" style:family="paragraph" style:parent-style-name="normal" style:next-style-name="Standard" style:default-outline-level="" style:class="text">
      <style:paragraph-properties fo:margin-left="1.778cm" fo:margin-right="0cm" fo:margin-top="0.353cm" fo:margin-bottom="0cm" loext:contextual-spacing="false" fo:line-height="100%" fo:text-align="justify" style:justify-single-word="false" fo:keep-together="always" fo:orphans="0" fo:widows="0" fo:text-indent="-1.778cm" style:auto-text-indent="false" fo:padding="0cm" fo:border="none" fo:keep-with-next="always"/>
      <style:text-properties fo:font-variant="normal" fo:text-transform="none" fo:color="#243f61" style:text-line-through-style="none" style:text-line-through-type="none" style:text-position="0% 100%" style:font-name="Cambria" fo:font-family="Cambria" style:font-family-generic="roman" style:font-pitch="variable" fo:font-size="9pt" fo:font-style="normal" style:text-underline-style="none" fo:font-weight="normal" style:font-name-asian="Cambria1" style:font-family-asian="Cambria" style:font-family-generic-asian="system" style:font-pitch-asian="variable" style:font-size-asian="9pt" style:font-style-asian="normal" style:font-weight-asian="normal" style:font-name-complex="Cambria1" style:font-family-complex="Cambria" style:font-family-generic-complex="system" style:font-pitch-complex="variable" style:font-size-complex="9pt"/>
    </style:style>
    <style:style style:name="Heading_20_6" style:display-name="Heading 6" style:family="paragraph" style:parent-style-name="normal" style:next-style-name="Standard" style:default-outline-level="" style:class="text">
      <style:paragraph-properties fo:margin-left="2.032cm" fo:margin-right="0cm" fo:margin-top="0.353cm" fo:margin-bottom="0cm" loext:contextual-spacing="false" fo:line-height="100%" fo:text-align="justify" style:justify-single-word="false" fo:keep-together="always" fo:orphans="0" fo:widows="0" fo:text-indent="-2.032cm" style:auto-text-indent="false" fo:padding="0cm" fo:border="none" fo:keep-with-next="always"/>
      <style:text-properties fo:font-variant="normal" fo:text-transform="none" fo:color="#243f61" style:text-line-through-style="none" style:text-line-through-type="none" style:text-position="0% 100%" style:font-name="Cambria" fo:font-family="Cambria" style:font-family-generic="roman" style:font-pitch="variable" fo:font-size="9pt" fo:font-style="italic" style:text-underline-style="none" fo:font-weight="normal" style:font-name-asian="Cambria1" style:font-family-asian="Cambria" style:font-family-generic-asian="system" style:font-pitch-asian="variable" style:font-size-asian="9pt" style:font-style-asian="italic" style:font-weight-asian="normal" style:font-name-complex="Cambria1" style:font-family-complex="Cambria" style:font-family-generic-complex="system" style:font-pitch-complex="variable" style:font-size-complex="9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514cm" fo:margin-left="0cm" fo:margin-top="0cm" fo:margin-bottom="0cm" table:align="left"/>
    </style:style>
    <style:style style:name="Table1.A" style:family="table-column">
      <style:table-column-properties style:column-width="6.562cm"/>
    </style:style>
    <style:style style:name="Table1.B" style:family="table-column">
      <style:table-column-properties style:column-width="10.95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MP1" style:family="paragraph" style:parent-style-name="Standard">
      <style:paragraph-properties fo:margin-left="0cm" fo:margin-right="0cm" fo:margin-top="1.289cm" fo:margin-bottom="0.494cm" loext:contextual-spacing="false" fo:line-height="100%" fo:text-align="center" style:justify-single-word="false" fo:keep-together="auto" fo:orphans="0" fo:widows="0" fo:text-indent="0cm" style:auto-text-indent="false" fo:padding="0cm" fo:border="none" fo:keep-with-next="auto">
        <style:tab-stops>
          <style:tab-stop style:position="9.001cm" style:type="center"/>
        </style:tab-stops>
      </style:paragraph-properties>
      <style:text-properties fo:font-size="8pt" style:font-size-asian="8pt" style:font-size-complex="8pt"/>
    </style:style>
    <style:style style:name="MP2" style:family="paragraph" style:parent-style-name="Standard">
      <style:paragraph-properties fo:margin-left="0cm" fo:margin-right="0cm" fo:margin-top="0.353cm" fo:margin-bottom="0cm" loext: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3" style:family="paragraph" style:parent-style-name="Standard">
      <style:paragraph-properties fo:margin-left="0cm" fo:margin-right="0cm" fo:margin-top="0.353cm" fo:margin-bottom="1.251cm" loext:contextual-spacing="false" fo:line-height="100%" fo:text-align="justify" style:justify-single-word="false" fo:keep-together="auto" fo:orphans="0" fo:widows="0" fo:text-indent="0cm" style:auto-text-indent="false" fo:padding="0cm" fo:border="none" fo:keep-with-next="auto">
        <style:tab-stops>
          <style:tab-stop style:position="9.001cm" style:type="center"/>
        </style:tab-stops>
      </style:paragraph-properties>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P4" style:family="paragraph" style:parent-style-name="Standard">
      <style:paragraph-properties fo:margin-left="0cm" fo:margin-right="0cm" fo:margin-top="1.289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P5" style:family="paragraph" style:parent-style-name="Standard">
      <style:paragraph-properties fo:margin-left="0cm" fo:margin-right="0cm" fo:margin-top="0cm" fo:margin-bottom="0.141cm" loext:contextual-spacing="false" fo:line-height="100%" fo:text-align="start" style:justify-single-word="false" fo:keep-together="auto" fo:orphans="0" fo:widows="0" fo:text-indent="0cm" style:auto-text-indent="false" fo:padding="0cm" fo:border="none" fo:keep-with-next="auto">
        <style:tab-stops>
          <style:tab-stop style:position="9.001cm" style:type="center"/>
          <style:tab-stop style:position="18.253cm" style:type="right"/>
        </style:tab-stops>
      </style:paragraph-properties>
    </style:style>
    <style:style style:name="MP6"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tab-stops>
          <style:tab-stop style:position="9.001cm" style:type="center"/>
          <style:tab-stop style:position="18.253cm" style:type="right"/>
        </style:tab-stops>
      </style:paragraph-properties>
      <style:text-properties fo:font-variant="normal" fo:text-transform="none" fo:color="#000000" style:text-line-through-style="none" style:text-line-through-type="none" style:text-position="0% 100%" style:font-name="Times New Roman" fo:font-size="38pt" fo:font-style="normal" style:text-underline-style="none" fo:font-weight="normal" style:font-name-asian="Times New Roman1" style:font-size-asian="38pt" style:font-style-asian="normal" style:font-weight-asian="normal" style:font-name-complex="Times New Roman1" style:font-size-complex="38pt"/>
    </style:style>
    <style:style style:name="MP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ab-stops>
          <style:tab-stop style:position="14.503cm"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bold" style:font-name-asian="Arial2" style:font-size-asian="9pt" style:font-style-asian="normal" style:font-weight-asian="bold" style:font-name-complex="Arial2" style:font-size-complex="9pt"/>
    </style:style>
    <style:style style:name="MP8" style:family="paragraph" style:parent-style-name="Standard">
      <style:paragraph-properties fo:margin-left="0cm" fo:margin-right="0cm" fo:margin-top="0.353cm" fo:margin-bottom="0cm" loext:contextual-spacing="false" fo:line-height="100%" fo:text-align="center" style:justify-single-word="false" fo:keep-together="auto" fo:orphans="0" fo:widows="0" fo:text-indent="0cm" style:auto-text-indent="false" fo:padding="0cm" fo:border="none" fo:keep-with-next="auto"/>
    </style:style>
    <style:style style:name="M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1.69cm" fo:margin-right="1.69cm" fo:background-color="#ffffff" style:writing-mode="lr-tb" style:layout-grid-color="#c0c0c0" style:layout-grid-lines="235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cm" fo:margin-left="0cm" fo:margin-right="0cm" fo:margin-bottom="2.101cm" style:dynamic-spacing="true"/>
      </style:header-style>
      <style:footer-style>
        <style:header-footer-properties fo:min-height="0.93cm" fo:margin-left="0cm" fo:margin-right="0cm" fo:margin-top="0.831cm" style:dynamic-spacing="true"/>
      </style:footer-style>
    </style:page-layout>
    <style:page-layout style:name="Mpm2">
      <style:page-layout-properties fo:page-width="21.59cm" fo:page-height="27.94cm" style:num-format="1" style:print-orientation="portrait" fo:margin-top="0cm" fo:margin-bottom="1.27cm" fo:margin-left="1.69cm" fo:margin-right="1.69cm" style:shadow="none" fo:background-color="#ffffff" style:writing-mode="lr-tb" style:layout-grid-color="#c0c0c0" style:layout-grid-lines="235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columns fo:column-count="1" fo:column-gap="0cm"/>
        <style:footnote-sep style:width="0.018cm" style:line-style="solid" style:adjustment="left" style:rel-width="25%" style:color="#000000"/>
      </style:page-layout-properties>
      <style:header-style>
        <style:header-footer-properties fo:min-height="2.2cm" fo:margin-left="0cm" fo:margin-right="0cm" fo:margin-bottom="2.101cm" style:dynamic-spacing="true"/>
      </style:header-style>
      <style:footer-style>
        <style:header-footer-properties fo:min-height="0.93cm" fo:margin-left="0cm" fo:margin-right="0cm" fo:margin-top="0.831cm" style:dynamic-spacing="true"/>
      </style:footer-style>
    </style:page-layout>
  </office:automatic-styles>
  <office:master-styles>
    <style:master-page style:name="Standard" style:page-layout-name="Mpm1">
      <style:header>
        <text:p text:style-name="MP1"/>
      </style:header>
      <style:footer>
        <text:p text:style-name="MP2"><text:page-number text:select-page="current">3</text:page-number></text:p>
        <text:p text:style-name="MP3"/>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row table:style-name="Table1.1">
            <table:table-cell table:style-name="Table1.A1" office:value-type="string">
              <text:p text:style-name="MP5"><draw:frame draw:style-name="Mfr1" draw:name="image3.png" text:anchor-type="as-char" svg:width="5.032cm" svg:height="2.388cm" draw:z-index="0"><draw:image xlink:href="Pictures/10000201000005AB000002B1FD1032F3E2CA6EF8.png" xlink:type="simple" xlink:show="embed" xlink:actuate="onLoad" loext:mime-type="image/png"/></draw:frame></text:p>
            </table:table-cell>
            <table:table-cell table:style-name="Table1.A1" office:value-type="string">
              <text:p text:style-name="MP6"/>
            </table:table-cell>
          </table:table-row>
        </table:table>
        <text:p text:style-name="MP7"/>
      </style:header>
      <style:footer>
        <text:p text:style-name="MP8"><text:span text:style-name="MT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date>2019-06-30T15:42:58.382000000</dc:date>
    <meta:editing-duration>PT45M29S</meta:editing-duration>
    <meta:editing-cycles>4</meta:editing-cycles>
    <meta:document-statistic meta:table-count="1" meta:image-count="1" meta:object-count="0" meta:page-count="3" meta:paragraph-count="40" meta:word-count="1817" meta:character-count="11213" meta:non-whitespace-character-count="9415"/>
    <meta:user-defined meta:name="Mendeley Citation Style_1">http://www.zotero.org/styles/ieee</meta:user-defined>
    <meta:user-defined meta:name="Mendeley Document_1">True</meta:user-defined>
    <meta:user-defined meta:name="Mendeley Unique User Id_1">8bf3d680-00b9-3b0b-aea5-2d9bc26e5616</meta:user-defined>
  </office:meta>
</office:document-meta>
</file>